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4.6146in"/>
    </style:style>
    <style:style style:name="co4" style:family="table-column">
      <style:table-column-properties fo:break-before="auto" style:column-width="4.3528in"/>
    </style:style>
    <style:style style:name="co5" style:family="table-column">
      <style:table-column-properties fo:break-before="auto" style:column-width="3.2118in"/>
    </style:style>
    <style:style style:name="co6" style:family="table-column">
      <style:table-column-properties fo:break-before="auto" style:column-width="2.9591in"/>
    </style:style>
    <style:style style:name="co7" style:family="table-column">
      <style:table-column-properties fo:break-before="auto" style:column-width="6.7189in"/>
    </style:style>
    <style:style style:name="co8" style:family="table-column">
      <style:table-column-properties fo:break-before="auto" style:column-width="4.6256in"/>
    </style:style>
    <style:style style:name="co9" style:family="table-column">
      <style:table-column-properties fo:break-before="auto" style:column-width="5.895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middle"/>
      <style:text-properties style:font-name="Times New Roman"/>
    </style:style>
    <style:style style:name="ce6" style:family="table-cell" style:parent-style-name="Default" style:data-style-name="N0">
      <style:text-properties style:font-name="Times New Roman"/>
    </style:style>
    <style:style style:name="ce8" style:family="table-cell" style:parent-style-name="Default" style:data-style-name="N0">
      <style:table-cell-properties fo:background-color="#ffff00" style:text-align-source="fix" style:repeat-content="false" fo:wrap-option="wrap" style:vertical-align="top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12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style:font-name="Times New Roman"/>
    </style:style>
    <style:style style:name="ce14" style:family="table-cell" style:parent-style-name="Default">
      <style:text-properties style:font-name="Times New Roma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number-columns-repeated="16382" table:default-cell-style-name="ce6"/>
        <table:table-row table:style-name="ro1"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Attacker Capabilities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User ←→ Phone</text:p>
          </table:table-cell>
          <table:table-cell table:style-name="ce5" office:value-type="string" calcext:value-type="string">
            <text:p>E_p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User ←→ Iso</text:p>
          </table:table-cell>
          <table:table-cell table:style-name="ce5"/>
          <table:table-cell table:number-columns-repeated="16382"/>
        </table:table-row>
        <table:table-row table:style-name="ro1">
          <table:table-cell table:style-name="ce5" office:value-type="string" calcext:value-type="string">
            <text:p>User ←→ Niso</text:p>
          </table:table-cell>
          <table:table-cell table:style-name="ce5" office:value-type="string" calcext:value-type="string">
            <text:p>E_p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User ←→ SecureTerminal</text:p>
          </table:table-cell>
          <table:table-cell table:style-name="ce5"/>
          <table:table-cell table:number-columns-repeated="16382"/>
        </table:table-row>
        <table:table-row table:style-name="ro1">
          <table:table-cell table:style-name="ce5" office:value-type="string" calcext:value-type="string">
            <text:p>Iso ←→ Boomlet</text:p>
          </table:table-cell>
          <table:table-cell table:style-name="ce5"/>
          <table:table-cell table:number-columns-repeated="16382"/>
        </table:table-row>
        <table:table-row table:style-name="ro1">
          <table:table-cell table:style-name="ce5" office:value-type="string" calcext:value-type="string">
            <text:p>Iso ←→ Boomletwo</text:p>
          </table:table-cell>
          <table:table-cell table:style-name="ce5"/>
          <table:table-cell table:number-columns-repeated="16382"/>
        </table:table-row>
        <table:table-row table:style-name="ro1">
          <table:table-cell table:style-name="ce5" office:value-type="string" calcext:value-type="string">
            <text:p>Niso ←→ Boomlet</text:p>
          </table:table-cell>
          <table:table-cell table:style-name="ce5" office:value-type="string" calcext:value-type="string">
            <text:p>E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Niso ←(TOR)→ Watchtower</text:p>
          </table:table-cell>
          <table:table-cell table:style-name="ce5"/>
          <table:table-cell table:number-columns-repeated="16382"/>
        </table:table-row>
        <table:table-row table:style-name="ro1">
          <table:table-cell table:style-name="ce5" office:value-type="string" calcext:value-type="string">
            <text:p>Niso ←(TOR)→ Peers' Niso</text:p>
          </table:table-cell>
          <table:table-cell table:style-name="ce5"/>
          <table:table-cell table:number-columns-repeated="16382"/>
        </table:table-row>
        <table:table-row table:style-name="ro1">
          <table:table-cell table:style-name="ce5" office:value-type="string" calcext:value-type="string">
            <text:p>Watchtower ←(TOR)→ SAR</text:p>
          </table:table-cell>
          <table:table-cell table:style-name="ce5"/>
          <table:table-cell table:number-columns-repeated="16382"/>
        </table:table-row>
        <table:table-row table:style-name="ro1">
          <table:table-cell table:style-name="ce5" office:value-type="string" calcext:value-type="string">
            <text:p>Phone ←→ SAR</text:p>
          </table:table-cell>
          <table:table-cell table:style-name="ce5" office:value-type="string" calcext:value-type="string">
            <text:p>E*,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User ←→ Peers (out-of-band)</text:p>
          </table:table-cell>
          <table:table-cell table:style-name="ce5"/>
          <table:table-cell table:number-columns-repeated="16382"/>
        </table:table-row>
        <table:table-row table:style-name="ro1">
          <table:table-cell table:style-name="ce5" office:value-type="string" calcext:value-type="string">
            <text:p>User ←→ Phone(Compromised)</text:p>
          </table:table-cell>
          <table:table-cell table:style-name="ce5"/>
          <table:table-cell table:number-columns-repeated="16382"/>
        </table:table-row>
        <table:table-row table:style-name="ro1">
          <table:table-cell table:style-name="ce5" office:value-type="string" calcext:value-type="string">
            <text:p>User(Compromised) ←→ Iso</text:p>
          </table:table-cell>
          <table:table-cell table:style-name="ce5" office:value-type="string" calcext:value-type="string">
            <text:p>E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User ←→ Niso(Compromised)</text:p>
          </table:table-cell>
          <table:table-cell table:style-name="ce5" office:value-type="string" calcext:value-type="string">
            <text:p>E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User(Compromised) ←→ SecureTerminal</text:p>
          </table:table-cell>
          <table:table-cell table:style-name="ce5" office:value-type="string" calcext:value-type="string">
            <text:p>E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Niso(Compromised) ←→ Boomlet</text:p>
          </table:table-cell>
          <table:table-cell table:style-name="ce5" office:value-type="string" calcext:value-type="string">
            <text:p>E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Niso ←(TOR)→ Watchtower(Compromised)</text:p>
          </table:table-cell>
          <table:table-cell table:style-name="ce5" office:value-type="string" calcext:value-type="string">
            <text:p>E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Niso ←(TOR)→ Peers' Niso(Compromised)</text:p>
          </table:table-cell>
          <table:table-cell table:style-name="ce5" office:value-type="string" calcext:value-type="string">
            <text:p>E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Watchtower(Compromised) ←(TOR)→ SAR</text:p>
          </table:table-cell>
          <table:table-cell table:style-name="ce5" office:value-type="string" calcext:value-type="string">
            <text:p>E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Phone(Compromised) ←→ SAR</text:p>
          </table:table-cell>
          <table:table-cell table:style-name="ce5" office:value-type="string" calcext:value-type="string">
            <text:p>E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User ←→ Peers (out-of-band)(Compromised)</text:p>
          </table:table-cell>
          <table:table-cell table:style-name="ce5" office:value-type="string" calcext:value-type="string">
            <text:p>E</text:p>
          </table:table-cell>
          <table:table-cell table:number-columns-repeated="16382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office:forms form:automatic-focus="false" form:apply-design-mode="false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2" table:default-cell-style-name="ce19"/>
        <table:table-column table:style-name="co2" table:number-columns-repeated="16377" table:default-cell-style-name="ce11"/>
        <table:table-row table:style-name="ro1">
          <table:table-cell table:style-name="ce8" office:value-type="string" calcext:value-type="string" table:number-columns-spanned="1" table:number-rows-spanned="2">
            <text:p>Stolen Data</text:p>
          </table:table-cell>
          <table:table-cell table:style-name="ce9" office:value-type="string" calcext:value-type="string" table:number-columns-spanned="2" table:number-rows-spanned="1">
            <text:p>Impact</text:p>
          </table:table-cell>
          <table:covered-table-cell table:style-name="ce9"/>
          <table:table-cell table:style-name="ce9" office:value-type="string" calcext:value-type="string" table:number-columns-spanned="3" table:number-rows-spanned="1">
            <text:p>Data exists in:</text:p>
          </table:table-cell>
          <table:covered-table-cell table:style-name="ce9"/>
          <table:covered-table-cell table:style-name="ce20"/>
          <table:table-cell table:style-name="ce21"/>
          <table:table-cell table:style-name="ce22" table:number-columns-repeated="16377"/>
        </table:table-row>
        <table:table-row table:style-name="ro1">
          <table:covered-table-cell table:style-name="ce9"/>
          <table:table-cell table:style-name="ce9" office:value-type="string" calcext:value-type="string">
            <text:p>Specific Impact</text:p>
          </table:table-cell>
          <table:table-cell table:style-name="ce9" office:value-type="string" calcext:value-type="string">
            <text:p>Impact inherited from</text:p>
          </table:table-cell>
          <table:table-cell table:style-name="ce9" office:value-type="string" calcext:value-type="string">
            <text:p>Data derived uniquely from</text:p>
          </table:table-cell>
          <table:table-cell table:style-name="ce20" office:value-type="string" calcext:value-type="string">
            <text:p>Data appears in</text:p>
          </table:table-cell>
          <table:table-cell table:style-name="ce20" office:value-type="string" calcext:value-type="string">
            <text:p>Data Included In</text:p>
          </table:table-cell>
          <table:table-cell table:style-name="ce21"/>
          <table:table-cell table:style-name="ce22" table:number-columns-repeated="16377"/>
        </table:table-row>
        <table:table-row table:style-name="ro1">
          <table:table-cell table:style-name="ce10" office:value-type="string" calcext:value-type="string" table:number-columns-spanned="1" table:number-rows-spanned="7">
            <text:p>milestone_block_collection</text:p>
          </table:table-cell>
          <table:table-cell table:style-name="ce10" office:value-type="string" calcext:value-type="string" table:number-columns-spanned="1" table:number-rows-spanned="7">
            <text:p>Privacy - reveals duration of physical protection</text:p>
          </table:table-cell>
          <table:table-cell table:style-name="ce10" table:number-columns-spanned="1" table:number-rows-spanned="7"/>
          <table:table-cell table:style-name="ce10" office:value-type="string" calcext:value-type="string" table:number-columns-spanned="1" table:number-rows-spanned="7">
            <text:p>None</text:p>
          </table:table-cell>
          <table:table-cell table:style-name="ce10" office:value-type="string" calcext:value-type="string">
            <text:p>Peers(Users)</text:p>
          </table:table-cell>
          <table:table-cell table:style-name="ce10" office:value-type="string" calcext:value-type="string">
            <text:p>boomerang_param_seed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etupNisoInput2</text:p>
          </table:table-cell>
          <table:table-cell table:style-name="ce10" office:value-type="string" calcext:value-type="string">
            <text:p>boomerang_descriptor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Niso</text:p>
          </table:table-cell>
          <table:table-cell table:style-name="ce10" office:value-type="string" calcext:value-type="string">
            <text:p>boomlet_0_backup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etupNisoBoomletMessage2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etupIsoInput3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7">
            <text:p>wt_ids_collection&lt;wt_id&gt;</text:p>
          </table:table-cell>
          <table:table-cell table:style-name="ce10" office:value-type="string" calcext:value-type="string" table:number-columns-spanned="1" table:number-rows-spanned="7">
            <text:p>Privacy - makes the WT associated with the setup reachable - facilitates DoS</text:p>
          </table:table-cell>
          <table:table-cell table:style-name="ce10" office:value-type="string" calcext:value-type="string" table:number-columns-spanned="1" table:number-rows-spanned="7">
            <text:p>wt_id</text:p>
          </table:table-cell>
          <table:table-cell table:style-name="ce10" office:value-type="string" calcext:value-type="string" table:number-columns-spanned="1" table:number-rows-spanned="7">
            <text:p>None</text:p>
          </table:table-cell>
          <table:table-cell table:style-name="ce10" office:value-type="string" calcext:value-type="string">
            <text:p>Peers(Users)</text:p>
          </table:table-cell>
          <table:table-cell table:style-name="ce10" office:value-type="string" calcext:value-type="string">
            <text:p>boomerang_param_seed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etupNisoInput2</text:p>
          </table:table-cell>
          <table:table-cell table:style-name="ce10" office:value-type="string" calcext:value-type="string">
            <text:p>boomerang_params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etupNisoBoomletMessage2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etupIsoInput3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1">
            <text:p>sar_ids_collection&lt;sar_id&gt;</text:p>
          </table:table-cell>
          <table:table-cell table:style-name="ce10" office:value-type="string" calcext:value-type="string" table:number-columns-spanned="1" table:number-rows-spanned="11">
            <text:p>Privacy - makes the SAR associated with the setup identifiable - facilitates DoS and disabling physical protection</text:p>
          </table:table-cell>
          <table:table-cell table:style-name="ce10" office:value-type="string" calcext:value-type="string" table:number-columns-spanned="1" table:number-rows-spanned="11">
            <text:p>sar_id </text:p>
          </table:table-cell>
          <table:table-cell table:style-name="ce10" office:value-type="string" calcext:value-type="string" table:number-columns-spanned="1" table:number-rows-spanned="11">
            <text:p>None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boomlet_0_backup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etupPhoneInput1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Phone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etupIsoInput1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etupIsoBoomletMessage1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etupBoomletNisoMessage8[Encrypted]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etupNisoWtMessage3[Encrypted]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2">
            <text:p>network</text:p>
          </table:table-cell>
          <table:table-cell table:style-name="ce10" office:value-type="string" calcext:value-type="string" table:number-columns-spanned="1" table:number-rows-spanned="12">
            <text:p>Public Global - No Impact</text:p>
          </table:table-cell>
          <table:table-cell table:style-name="ce10" table:number-columns-spanned="1" table:number-rows-spanned="12"/>
          <table:table-cell table:style-name="ce10" office:value-type="string" calcext:value-type="string" table:number-columns-spanned="1" table:number-rows-spanned="12">
            <text:p>None</text:p>
          </table:table-cell>
          <table:table-cell table:style-name="ce10" office:value-type="string" calcext:value-type="string">
            <text:p>Peers(Users)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etupIsoInput1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etupIsoBoomletMessage1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etupNisoInput1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IsoInput3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2" office:value-type="string" calcext:value-type="string">
            <text:p>Withdrawal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WithdrawalIsoInput1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entropy_bytes</text:p>
          </table:table-cell>
          <table:table-cell table:style-name="ce10" office:value-type="string" calcext:value-type="string" table:number-columns-spanned="1" table:number-rows-spanned="3">
            <text:p>Loss of Fund - Reducing bitcoin storage security to passphrase &amp; boomlet_0_boom_musig2_privkey_share.</text:p>
          </table:table-cell>
          <table:table-cell table:style-name="ce10" table:number-columns-spanned="1" table:number-rows-spanned="3"/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mnemonic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etupIsoInput1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8">
            <text:p>passphrase</text:p>
          </table:table-cell>
          <table:table-cell table:style-name="ce10" office:value-type="string" calcext:value-type="string" table:number-columns-spanned="1" table:number-rows-spanned="8">
            <text:p>Loss of Fund - Reducing bitcoin storage security to mnemonic/entropy_bytes &amp; boomlet_0_boom_musig2_privkey_share.</text:p>
          </table:table-cell>
          <table:table-cell table:style-name="ce10" table:number-columns-spanned="1" table:number-rows-spanned="8"/>
          <table:table-cell table:style-name="ce10" office:value-type="string" calcext:value-type="string" table:number-columns-spanned="1" table:number-rows-spanned="8">
            <text:p>None</text:p>
          </table:table-cell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etupIsoInput1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IsoInput3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2" office:value-type="string" calcext:value-type="string">
            <text:p>Withdrawal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WithdrawalIsoInput1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9">
            <text:p>static_doxing_data</text:p>
          </table:table-cell>
          <table:table-cell table:style-name="ce10" office:value-type="string" calcext:value-type="string" table:number-columns-spanned="1" table:number-rows-spanned="9">
            <text:p>Privacy - Loss of Physical Protection - Facilitates disabling physical protection</text:p>
          </table:table-cell>
          <table:table-cell table:style-name="ce10"/>
          <table:table-cell table:style-name="ce10" office:value-type="string" calcext:value-type="string" table:number-columns-spanned="1" table:number-rows-spanned="9">
            <text:p>None</text:p>
          </table:table-cell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SetupPhoneInput1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Phone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SetupPhoneSarMessage2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SAR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IsoInput3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2" office:value-type="string" calcext:value-type="string">
            <text:p>Withdrawal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SAR[Duress]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7">
            <text:p>doxing_password</text:p>
          </table:table-cell>
          <table:table-cell table:style-name="ce10" office:value-type="string" calcext:value-type="string" table:number-columns-spanned="1" table:number-rows-spanned="7">
            <text:p>Loss of Physical Protection-facilitates disabling physical protection</text:p>
          </table:table-cell>
          <table:table-cell table:style-name="ce10" office:value-type="string" calcext:value-type="string">
            <text:p>doxing_key</text:p>
          </table:table-cell>
          <table:table-cell table:style-name="ce10" office:value-type="string" calcext:value-type="string" table:number-columns-spanned="1" table:number-rows-spanned="7">
            <text:p>None</text:p>
          </table:table-cell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SetupPhoneInput1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Phone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SetupIsoInput1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IsoInput3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rpc_client_url, rpc_client_auth</text:p>
          </table:table-cell>
          <table:table-cell table:style-name="ce10" office:value-type="string" calcext:value-type="string" table:number-columns-spanned="1" table:number-rows-spanned="3">
            <text:p>Privacy - Facilitates DoS</text:p>
          </table:table-cell>
          <table:table-cell table:style-name="ce10"/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Input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2">
          <table:table-cell table:style-name="ce10" office:value-type="string" calcext:value-type="string">
            <text:p>wt_privkey</text:p>
          </table:table-cell>
          <table:table-cell table:style-name="ce10" office:value-type="string" calcext:value-type="string">
            <text:p>Impersonation: Compromised WT [refer to compromised entity section]</text:p>
          </table:table-cell>
          <table:table-cell table:style-name="ce18" office:value-type="string" calcext:value-type="string">
            <text:p>wt_i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2">
            <text:p>wt_id: { wt_tor_address, wt_pubkey }</text:p>
          </table:table-cell>
          <table:table-cell table:style-name="ce10" office:value-type="string" calcext:value-type="string" table:number-columns-spanned="1" table:number-rows-spanned="2">
            <text:p>Privacy - Facilitates DoS</text:p>
          </table:table-cell>
          <table:table-cell table:style-name="ce10"/>
          <table:table-cell table:style-name="ce10" office:value-type="string" calcext:value-type="string" table:number-columns-spanned="1" table:number-rows-spanned="2">
            <text:p>wt_privkey</text:p>
          </table:table-cell>
          <table:table-cell table:style-name="ce10" office:value-type="string" calcext:value-type="string">
            <text:p>WT</text:p>
          </table:table-cell>
          <table:table-cell table:style-name="ce10" office:value-type="string" calcext:value-type="string">
            <text:p><text:s/>wt_ids_collection</text:p>
          </table:table-cell>
          <table:table-cell table:number-columns-repeated="16378"/>
        </table:table-row>
        <table:table-row table:style-name="ro1">
          <table:covered-table-cell table:style-name="ce10"/>
          <table:covered-table-cell/>
          <table:table-cell/>
          <table:covered-table-cell/>
          <table:table-cell table:style-name="ce14"/>
          <table:table-cell table:style-name="ce10" office:value-type="string" calcext:value-type="string">
            <text:p><text:s/>wt_service_fee_payment_info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 table:number-columns-spanned="1" table:number-rows-spanned="3">
            <text:p>most_work_bitcoin_block_height</text:p>
          </table:table-cell>
          <table:table-cell table:style-name="ce10" office:value-type="string" calcext:value-type="string" table:number-columns-spanned="1" table:number-rows-spanned="3">
            <text:p>Public Global - No Impact</text:p>
          </table:table-cell>
          <table:table-cell table:style-name="ce10"/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WT</text:p>
          </table:table-cell>
          <table:table-cell table:style-name="ce10" office:value-type="string" calcext:value-type="string">
            <text:p><text:s/>niso_i_event_block_height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Peers(Nisos)</text:p>
          </table:table-cell>
          <table:table-cell table:style-name="ce19"/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2">
            <text:p>sar_privkey</text:p>
          </table:table-cell>
          <table:table-cell table:style-name="ce10" office:value-type="string" calcext:value-type="string" table:number-columns-spanned="1" table:number-rows-spanned="2">
            <text:p>Impersonation - Disabling Physical Protection</text:p>
          </table:table-cell>
          <table:table-cell table:style-name="ce18" office:value-type="string" calcext:value-type="string">
            <text:p>sar_id </text:p>
          </table:table-cell>
          <table:table-cell table:style-name="ce10" office:value-type="string" calcext:value-type="string" table:number-columns-spanned="1" table:number-rows-spanned="2">
            <text:p>None</text:p>
          </table:table-cell>
          <table:table-cell table:style-name="ce10" office:value-type="string" calcext:value-type="string">
            <text:p>SAR</text:p>
          </table:table-cell>
          <table:table-cell office:value-type="string" calcext:value-type="string" table:number-columns-spanned="1" table:number-rows-spanned="2">
            <text:p>None</text:p>
          </table:table-cell>
          <table:table-cell table:number-columns-repeated="16378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9"/>
          <table:covered-table-cell/>
          <table:table-cell table:number-columns-repeated="16378"/>
        </table:table-row>
        <table:table-row table:style-name="ro1">
          <table:table-cell table:style-name="ce10" office:value-type="string" calcext:value-type="string" table:number-columns-spanned="1" table:number-rows-spanned="2">
            <text:p>sar_id: { sar_tor_address, sar_pubkey }</text:p>
          </table:table-cell>
          <table:table-cell table:style-name="ce10" office:value-type="string" calcext:value-type="string" table:number-columns-spanned="1" table:number-rows-spanned="2">
            <text:p>Privacy - Facilitates DoS </text:p>
            <text:p>Facilitates disabling physical protection</text:p>
          </table:table-cell>
          <table:table-cell table:style-name="ce10"/>
          <table:table-cell table:style-name="ce10" office:value-type="string" calcext:value-type="string" table:number-columns-spanned="1" table:number-rows-spanned="2">
            <text:p>sar_privkey</text:p>
          </table:table-cell>
          <table:table-cell table:style-name="ce10" office:value-type="string" calcext:value-type="string">
            <text:p>SAR</text:p>
          </table:table-cell>
          <table:table-cell table:style-name="ce10" office:value-type="string" calcext:value-type="string">
            <text:p><text:s/>sar_ids_collection</text:p>
          </table:table-cell>
          <table:table-cell table:number-columns-repeated="16378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9"/>
          <table:table-cell table:style-name="ce10" office:value-type="string" calcext:value-type="string">
            <text:p><text:s/>sar_service_fee_payment_info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 table:number-columns-spanned="1" table:number-rows-spanned="5">
            <text:p>dynamic_doxing_data</text:p>
          </table:table-cell>
          <table:table-cell table:style-name="ce10" office:value-type="string" calcext:value-type="string" table:number-columns-spanned="1" table:number-rows-spanned="5">
            <text:p>Privacy - Loss of Physical Protection-facilitates disabling physical protection</text:p>
          </table:table-cell>
          <table:table-cell table:style-name="ce10"/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Phone</text:p>
          </table:table-cell>
          <table:table-cell office:value-type="string" calcext:value-type="string" table:number-columns-spanned="1" table:number-rows-spanned="5">
            <text:p>None</text:p>
          </table:table-cell>
          <table:table-cell table:number-columns-repeated="16378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SetupPhoneSarMessage2[Encrypted]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SAR[Encrypted]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2" office:value-type="string" calcext:value-type="string">
            <text:p>Withdrawal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SAR[Duress]</text:p>
          </table:table-cell>
          <table:covered-table-cell/>
          <table:table-cell table:number-columns-repeated="16378"/>
        </table:table-row>
        <table:table-row table:style-name="ro1">
          <table:table-cell table:style-name="ce10" office:value-type="string" calcext:value-type="string" table:number-columns-spanned="1" table:number-rows-spanned="5">
            <text:p>doxing_key</text:p>
          </table:table-cell>
          <table:table-cell table:style-name="ce10" office:value-type="string" calcext:value-type="string" table:number-columns-spanned="1" table:number-rows-spanned="5">
            <text:p>Loss of Physical Protection-facilitates disabling physical protection</text:p>
          </table:table-cell>
          <table:table-cell table:style-name="ce10" office:value-type="string" calcext:value-type="string">
            <text:p>doxing_data_identifier</text:p>
          </table:table-cell>
          <table:table-cell table:style-name="ce10" office:value-type="string" calcext:value-type="string" table:number-columns-spanned="1" table:number-rows-spanned="5">
            <text:p>doxing_password</text:p>
          </table:table-cell>
          <table:table-cell table:style-name="ce10" office:value-type="string" calcext:value-type="string">
            <text:p>Phone</text:p>
          </table:table-cell>
          <table:table-cell table:style-name="ce10" office:value-type="string" calcext:value-type="string">
            <text:p>boomlet_0_backup</text:p>
          </table:table-cell>
          <table:table-cell table:number-columns-repeated="16378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duress_placeholder_plaintext[Duress]</text:p>
          </table:table-cell>
          <table:table-cell table:number-columns-repeated="16378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SetupIsoBoomletMessage1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Iso[regenerated]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1">
            <text:p>doxing_data_identifier</text:p>
          </table:table-cell>
          <table:table-cell table:style-name="ce10" office:value-type="string" calcext:value-type="string" table:number-columns-spanned="1" table:number-rows-spanned="11">
            <text:p>Privacy</text:p>
          </table:table-cell>
          <table:table-cell table:style-name="ce10"/>
          <table:table-cell table:style-name="ce10" office:value-type="string" calcext:value-type="string" table:number-columns-spanned="1" table:number-rows-spanned="11">
            <text:p>doxing_key</text:p>
          </table:table-cell>
          <table:table-cell table:style-name="ce10" office:value-type="string" calcext:value-type="string">
            <text:p>Phone</text:p>
          </table:table-cell>
          <table:table-cell table:style-name="ce10" office:value-type="string" calcext:value-type="string">
            <text:p>sar_setup_response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PhoneSarMessage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AR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[regenera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BoomletNisoMessage8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WtMessage3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t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WtSarMessage1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AR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[regenerated]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5">
            <text:p>sar_service_fee_payment_info: { service_fee_invoice, payment_deadline, sar_id }</text:p>
          </table:table-cell>
          <table:table-cell table:style-name="ce10" office:value-type="string" calcext:value-type="string" table:number-columns-spanned="1" table:number-rows-spanned="5">
            <text:p>Privacy</text:p>
          </table:table-cell>
          <table:table-cell table:style-name="ce18" office:value-type="string" calcext:value-type="string">
            <text:p>sar_id</text:p>
          </table:table-cell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SAR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 office:value-type="string" calcext:value-type="string">
            <text:p>SetupSarPhoneMessage1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 office:value-type="string" calcext:value-type="string">
            <text:p>Phone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 office:value-type="string" calcext:value-type="string">
            <text:p>SetupPhoneOutput1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7">
            <text:p>sar_service_fee_payment_receipts</text:p>
          </table:table-cell>
          <table:table-cell table:style-name="ce10" office:value-type="string" calcext:value-type="string" table:number-columns-spanned="1" table:number-rows-spanned="7">
            <text:p>Privacy</text:p>
          </table:table-cell>
          <table:table-cell table:style-name="ce10"/>
          <table:table-cell table:style-name="ce10" office:value-type="string" calcext:value-type="string" table:number-columns-spanned="1" table:number-rows-spanned="7">
            <text:p>None</text:p>
          </table:table-cell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PhoneInput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Phone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PhoneSarMessage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AR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0">
            <text:p>mnemonic</text:p>
          </table:table-cell>
          <table:table-cell table:style-name="ce10" office:value-type="string" calcext:value-type="string" table:number-columns-spanned="1" table:number-rows-spanned="10">
            <text:p>Loss of Fund - Reducing bitcoin storage security to { passphrase + boomlet_0_boom_musig2_privkey_share}</text:p>
          </table:table-cell>
          <table:table-cell table:style-name="ce10" office:value-type="string" calcext:value-type="string">
            <text:p>entropy_bytes</text:p>
          </table:table-cell>
          <table:table-cell table:style-name="ce10" office:value-type="string" calcext:value-type="string" table:number-columns-spanned="1" table:number-rows-spanned="10">
            <text:p>entropy_bytes</text:p>
          </table:table-cell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IsoOutput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Input3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2" office:value-type="string" calcext:value-type="string">
            <text:p>Withdrawal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IsoInput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4">
            <text:p>normal_privkey_0</text:p>
          </table:table-cell>
          <table:table-cell table:style-name="ce10" office:value-type="string" calcext:value-type="string" table:number-columns-spanned="1" table:number-rows-spanned="4">
            <text:p>Loss of Fund - Reducing bitcoin storage security to boomlet_0_boom_musig2_privkey_share.</text:p>
          </table:table-cell>
          <table:table-cell table:style-name="ce10"/>
          <table:table-cell table:style-name="ce10" office:value-type="string" calcext:value-type="string" table:number-columns-spanned="1" table:number-rows-spanned="4">
            <text:p>(mnemonic+passphrase)</text:p>
          </table:table-cell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[regenera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normal_pubkey_0</text:p>
          </table:table-cell>
          <table:table-cell table:style-name="ce10" office:value-type="string" calcext:value-type="string" table:number-columns-spanned="1" table:number-rows-spanned="3">
            <text:p>Privacy - ?</text:p>
          </table:table-cell>
          <table:table-cell table:style-name="ce10"/>
          <table:table-cell table:style-name="ce10" office:value-type="string" calcext:value-type="string" table:number-columns-spanned="1" table:number-rows-spanned="3">
            <text:p>normal_privkey_0</text:p>
          </table:table-cell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peer_0_id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IsoBoomletMessage1</text:p>
          </table:table-cell>
          <table:table-cell table:style-name="ce10" office:value-type="string" calcext:value-type="string">
            <text:p>backup_request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2">
            <text:p>boomlet_0_identity_privkey</text:p>
          </table:table-cell>
          <table:table-cell table:style-name="ce10" office:value-type="string" calcext:value-type="string" table:number-columns-spanned="1" table:number-rows-spanned="2">
            <text:p>Impersonation</text:p>
          </table:table-cell>
          <table:table-cell table:style-name="ce10"/>
          <table:table-cell table:style-name="ce10" office:value-type="string" calcext:value-type="string" table:number-columns-spanned="1" table:number-rows-spanned="2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boomlet_0_backup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7">
            <text:p>boomlet_0_identity_pubkey</text:p>
          </table:table-cell>
          <table:table-cell table:style-name="ce10" office:value-type="string" calcext:value-type="string" table:number-columns-spanned="1" table:number-rows-spanned="17">
            <text:p>Privacy - ?</text:p>
          </table:table-cell>
          <table:table-cell table:style-name="ce10"/>
          <table:table-cell table:style-name="ce10" office:value-type="string" calcext:value-type="string" table:number-columns-spanned="1" table:number-rows-spanned="17">
            <text:p>boomlet_0_identity_privkey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peer_0_id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BoomletIsoMessage1</text:p>
          </table:table-cell>
          <table:table-cell table:style-name="ce10" office:value-type="string" calcext:value-type="string">
            <text:p>backup_done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IsoSt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Wt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WtSar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AR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BoomletIsoMessage5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IsoBoomletwo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w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2" office:value-type="string" calcext:value-type="string">
            <text:p>Withdrawal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WtSars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WtSarsMessage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5">
            <text:p>boomlet_0_boom_musig2_privkey_share</text:p>
          </table:table-cell>
          <table:table-cell table:style-name="ce10" office:value-type="string" calcext:value-type="string" table:number-columns-spanned="1" table:number-rows-spanned="5">
            <text:p>Loss of Fund - Reducing bitcoin storage security to normal_privkey_0.</text:p>
          </table:table-cell>
          <table:table-cell table:style-name="ce10"/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boomlet_0_backup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9" table:number-columns-repeated="2"/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4">
            <text:p>boomlet_0_boom_musig2_pubkey_share</text:p>
          </table:table-cell>
          <table:table-cell table:style-name="ce10" office:value-type="string" calcext:value-type="string" table:number-columns-spanned="1" table:number-rows-spanned="4">
            <text:p>Privacy - ?</text:p>
          </table:table-cell>
          <table:table-cell table:style-name="ce10"/>
          <table:table-cell table:style-name="ce10" office:value-type="string" calcext:value-type="string" table:number-columns-spanned="1" table:number-rows-spanned="4">
            <text:p>boomlet_0_boom_musig2_privkey_shar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boomlet_0_backup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2" office:value-type="string" calcext:value-type="string">
            <text:p>Withdrawal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BoomletIso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2">
            <text:p>boom_pubkey_0</text:p>
          </table:table-cell>
          <table:table-cell table:style-name="ce10" office:value-type="string" calcext:value-type="string" table:number-columns-spanned="1" table:number-rows-spanned="2">
            <text:p>Privacy - Loss of on-chain privacy, post-spend.</text:p>
          </table:table-cell>
          <table:table-cell table:style-name="ce10"/>
          <table:table-cell table:style-name="ce10" office:value-type="string" calcext:value-type="string" table:number-columns-spanned="1" table:number-rows-spanned="2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peer_0_id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peer_0_tor_secret_key</text:p>
          </table:table-cell>
          <table:table-cell table:style-name="ce10" office:value-type="string" calcext:value-type="string" table:number-columns-spanned="1" table:number-rows-spanned="3">
            <text:p>Impersonation - Denial of Service(?)</text:p>
          </table:table-cell>
          <table:table-cell table:style-name="ce10" office:value-type="string" calcext:value-type="string">
            <text:p>peer_0_tor_address</text:p>
          </table:table-cell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boomlet_0_backup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BoomletNiso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9">
            <text:p>peer_0_id: { boom_pubkey_0, normal_pubkey_0, boomlet_0_identity_pubkey }</text:p>
          </table:table-cell>
          <table:table-cell table:style-name="ce14" table:number-columns-spanned="1" table:number-rows-spanned="9"/>
          <table:table-cell table:style-name="ce18" office:value-type="string" calcext:value-type="string">
            <text:p>boom_pubkey_0</text:p>
          </table:table-cell>
          <table:table-cell table:style-name="ce10" office:value-type="string" calcext:value-type="string" table:number-columns-spanned="1" table:number-rows-spanned="9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peer_addresses_collection</text:p>
          </table:table-cell>
          <table:table-cell table:number-columns-repeated="16378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normal_pubkey_0</text:p>
          </table:table-cell>
          <table:covered-table-cell table:style-name="ce10"/>
          <table:table-cell table:style-name="ce10" office:value-type="string" calcext:value-type="string">
            <text:p>SetupBoomletNisoMessage1</text:p>
          </table:table-cell>
          <table:table-cell table:style-name="ce10" office:value-type="string" calcext:value-type="string">
            <text:p>boomlet_0_backup</text:p>
          </table:table-cell>
          <table:table-cell table:number-columns-repeated="16378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boomlet_0_identity_pubkey</text:p>
          </table:table-cell>
          <table:covered-table-cell table:style-name="ce10"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 table:style-name="ce14"/>
          <table:table-cell table:style-name="ce10"/>
          <table:covered-table-cell table:style-name="ce10"/>
          <table:table-cell table:style-name="ce10" office:value-type="string" calcext:value-type="string">
            <text:p>SetupNisoStMessage1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 table:style-name="ce14"/>
          <table:table-cell table:style-name="ce10"/>
          <table:covered-table-cell table:style-name="ce10"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 table:style-name="ce14"/>
          <table:table-cell table:style-name="ce10"/>
          <table:covered-table-cell table:style-name="ce10"/>
          <table:table-cell table:style-name="ce10" office:value-type="string" calcext:value-type="string">
            <text:p>SetupStOutput3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 table:style-name="ce14"/>
          <table:table-cell table:style-name="ce10"/>
          <table:covered-table-cell table:style-name="ce10"/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 table:style-name="ce14"/>
          <table:table-cell table:style-name="ce10"/>
          <table:covered-table-cell table:style-name="ce10"/>
          <table:table-cell table:style-name="ce10" office:value-type="string" calcext:value-type="string">
            <text:p>SetupUserPeersOutOfBandMessage1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 table:style-name="ce14"/>
          <table:table-cell table:style-name="ce10"/>
          <table:covered-table-cell table:style-name="ce10"/>
          <table:table-cell table:style-name="ce10" office:value-type="string" calcext:value-type="string">
            <text:p>Peers(Users)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st_0_identity_privkey</text:p>
          </table:table-cell>
          <table:table-cell table:style-name="ce10" office:value-type="string" calcext:value-type="string" table:number-columns-spanned="1" table:number-rows-spanned="3">
            <text:p>Impersonation – tx_approval</text:p>
          </table:table-cell>
          <table:table-cell table:style-name="ce10" office:value-type="string" calcext:value-type="string">
            <text:p>st_0_identity_pubkey</text:p>
          </table:table-cell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 office:value-type="string" calcext:value-type="string">
            <text:p>consent_set</text:p>
          </table:table-cell>
          <table:covered-table-cell table:style-name="ce10"/>
          <table:table-cell table:style-name="ce19"/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5">
            <text:p>st_0_identity_pubkey</text:p>
          </table:table-cell>
          <table:table-cell table:style-name="ce10" office:value-type="string" calcext:value-type="string" table:number-columns-spanned="1" table:number-rows-spanned="5">
            <text:p>No impact</text:p>
          </table:table-cell>
          <table:table-cell table:style-name="ce10"/>
          <table:table-cell table:style-name="ce10" office:value-type="string" calcext:value-type="string" table:number-columns-spanned="1" table:number-rows-spanned="5">
            <text:p>st_0_identity_privkey</text:p>
          </table:table-cell>
          <table:table-cell table:style-name="ce10" office:value-type="string" calcext:value-type="string">
            <text:p>ST</text:p>
          </table:table-cell>
          <table:table-cell table:style-name="ce10" office:value-type="string" calcext:value-type="string">
            <text:p>boomlet_0_backup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StIso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IsoBoomletMessage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8">
            <text:p>duress_check_space</text:p>
          </table:table-cell>
          <table:table-cell table:style-name="ce10" office:value-type="string" calcext:value-type="string" table:number-columns-spanned="1" table:number-rows-spanned="38">
            <text:p>{+duress_signal_index}duress_consent_set</text:p>
          </table:table-cell>
          <table:table-cell table:style-name="ce10"/>
          <table:table-cell table:style-name="ce10" office:value-type="string" calcext:value-type="string" table:number-columns-spanned="1" table:number-rows-spanned="38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BoomletIsoMessage2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IsoStMessage2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StOutput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[Regenera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BoomletIsoMessage3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IsoStMessage3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StOutput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2" office:value-type="string" calcext:value-type="string">
            <text:p>Withdrawal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[Regenera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BoomletNisoMessage3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isoStMessage2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StOutput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[Regenera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BoomletNisoMessage6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isoStMessage3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StOutput3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2" office:value-type="string" calcext:value-type="string">
            <text:p>Non-initiator Withdrawal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[Regenera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onInitiatorBoomletNisoMessage4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onInitiatorNisoStMessage2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onInitiatorStOutput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8">
            <text:p>duress_signal_index</text:p>
          </table:table-cell>
          <table:table-cell table:style-name="ce10" office:value-type="string" calcext:value-type="string" table:number-columns-spanned="1" table:number-rows-spanned="38">
            <text:p>{+duress_check_space}duress_consent_set</text:p>
          </table:table-cell>
          <table:table-cell table:style-name="ce10"/>
          <table:table-cell table:style-name="ce10" office:value-type="string" calcext:value-type="string" table:number-columns-spanned="1" table:number-rows-spanned="38">
            <text:p>None</text:p>
          </table:table-cell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StInput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StIsoMessage2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IsoBoomletMessage3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User[Regenera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StInput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StIsoMessage3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IsoBoomletMessage4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2" office:value-type="string" calcext:value-type="string">
            <text:p>Withdrawal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User[Regenera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StInput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StNisoMessage2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isoBoomletMessage4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User[Regenera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StInput3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StNisoMessage3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isoBoomletMessage7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2" office:value-type="string" calcext:value-type="string">
            <text:p>Non-initiator Withdrawal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User[Regenera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onInitiatorStInput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onInitiatorStNisoMessage2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onInitiatorNisoBoomletMessage5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4">
            <text:p>duress_consent_set</text:p>
          </table:table-cell>
          <table:table-cell table:style-name="ce10" office:value-type="string" calcext:value-type="string" table:number-columns-spanned="1" table:number-rows-spanned="4">
            <text:p>Loss of Physical Protection</text:p>
          </table:table-cell>
          <table:table-cell table:style-name="ce10"/>
          <table:table-cell table:style-name="ce10" office:value-type="string" calcext:value-type="string" table:number-columns-spanned="1" table:number-rows-spanned="4">
            <text:p>None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boomlet_0_backup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T[inferr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[inferr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1">
            <text:p>peer_0_tor_address_signed_by_boomlet_0</text:p>
          </table:table-cell>
          <table:table-cell table:style-name="ce10" table:number-columns-spanned="1" table:number-rows-spanned="11"/>
          <table:table-cell table:style-name="ce10" office:value-type="string" calcext:value-type="string">
            <text:p>peer_0_tor_address</text:p>
          </table:table-cell>
          <table:table-cell table:style-name="ce10" office:value-type="string" calcext:value-type="string" table:number-columns-spanned="1" table:number-rows-spanned="11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peer_addresses_collection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BoomletNisoMessage1</text:p>
          </table:table-cell>
          <table:table-cell table:style-name="ce19"/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St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StOutput3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UserPeersOutOfBand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Peers(Users)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Wt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2">
            <text:p>peer_0_tor_address</text:p>
          </table:table-cell>
          <table:table-cell table:style-name="ce10" office:value-type="string" calcext:value-type="string" table:number-columns-spanned="1" table:number-rows-spanned="2">
            <text:p>Privacy - Facilitates DoS?</text:p>
          </table:table-cell>
          <table:table-cell table:style-name="ce10"/>
          <table:table-cell table:style-name="ce10" office:value-type="string" calcext:value-type="string" table:number-columns-spanned="1" table:number-rows-spanned="2">
            <text:p>peer_0_tor_secret_key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peer_0_tor_address_signed_by_boomlet_0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regenerated]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7">
            <text:p>peer_addresses_collection: Collection&lt;peer_i_id, peer_i_tor_address_signed_by_boomlet_i&gt;</text:p>
          </table:table-cell>
          <table:table-cell table:style-name="ce10" office:value-type="string" calcext:value-type="string" table:number-columns-spanned="1" table:number-rows-spanned="7">
            <text:p>Facilitates DoS</text:p>
          </table:table-cell>
          <table:table-cell table:style-name="ce10" office:value-type="string" calcext:value-type="string">
            <text:p>peer_ids_collection </text:p>
          </table:table-cell>
          <table:table-cell table:style-name="ce10" office:value-type="string" calcext:value-type="string" table:number-columns-spanned="1" table:number-rows-spanned="7">
            <text:p>None</text:p>
          </table:table-cell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 office:value-type="string" calcext:value-type="string">
            <text:p>peer_0_tor_address</text:p>
          </table:table-cell>
          <table:covered-table-cell table:style-name="ce19"/>
          <table:table-cell table:style-name="ce10" office:value-type="string" calcext:value-type="string">
            <text:p>SetupNisoInput2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SetupNisoBoomletMessage2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9"/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2">
            <text:p>peer_ids_collection&lt;peer_i_id&gt;</text:p>
          </table:table-cell>
          <table:table-cell table:style-name="ce10" table:number-columns-spanned="1" table:number-rows-spanned="2"/>
          <table:table-cell table:style-name="ce10"/>
          <table:table-cell table:style-name="ce10" office:value-type="string" calcext:value-type="string" table:number-columns-spanned="1" table:number-rows-spanned="2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boomerang_params_seed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style-name="ce10" office:value-type="string" calcext:value-type="string">
            <text:p>boomerang_params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 table:number-columns-spanned="1" table:number-rows-spanned="7">
            <text:p>boomerang_params_seed: { peer_ids_collection, wt_ids_collection, milestone_block_collection }</text:p>
          </table:table-cell>
          <table:table-cell table:style-name="ce10" table:number-columns-spanned="1" table:number-rows-spanned="7"/>
          <table:table-cell table:style-name="ce18" office:value-type="string" calcext:value-type="string">
            <text:p>peer_ids_collection</text:p>
          </table:table-cell>
          <table:table-cell table:style-name="ce10" office:value-type="string" calcext:value-type="string" table:number-columns-spanned="1" table:number-rows-spanned="7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boomerang_params_seed_signed_by_st</text:p>
          </table:table-cell>
          <table:table-cell table:number-columns-repeated="16378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wt_ids_collection</text:p>
          </table:table-cell>
          <table:covered-table-cell table:style-name="ce10"/>
          <table:table-cell table:style-name="ce10" office:value-type="string" calcext:value-type="string">
            <text:p>SetupBoomletNisoMessage2[Encrypted]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milestone_block_collection</text:p>
          </table:table-cell>
          <table:covered-table-cell table:style-name="ce10"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boomerang_descriptor</text:p>
          </table:table-cell>
          <table:covered-table-cell table:style-name="ce10"/>
          <table:table-cell table:style-name="ce10" office:value-type="string" calcext:value-type="string">
            <text:p>SetupNisoStMessage2[Encrypted]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 office:value-type="string" calcext:value-type="string">
            <text:p>SetupStOutput4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7">
            <text:p>boomerang_params_seed_signed_by_st</text:p>
          </table:table-cell>
          <table:table-cell table:style-name="ce10" table:number-columns-spanned="1" table:number-rows-spanned="7"/>
          <table:table-cell table:style-name="ce10" office:value-type="string" calcext:value-type="string">
            <text:p>boomerang_params_seed</text:p>
          </table:table-cell>
          <table:table-cell table:style-name="ce10" office:value-type="string" calcext:value-type="string" table:number-columns-spanned="1" table:number-rows-spanned="7">
            <text:p>None</text:p>
          </table:table-cell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StNisoMessage1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BoomletMessage3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5">
            <text:p>boomerang_descriptor</text:p>
          </table:table-cell>
          <table:table-cell table:style-name="ce14" table:number-columns-spanned="1" table:number-rows-spanned="5"/>
          <table:table-cell table:style-name="ce10" office:value-type="string" calcext:value-type="string">
            <text:p>milestone_block_collection</text:p>
          </table:table-cell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boomerang_params</text:p>
          </table:table-cell>
          <table:table-cell table:number-columns-repeated="16378"/>
        </table:table-row>
        <table:table-row table:style-name="ro1">
          <table:covered-table-cell/>
          <table:covered-table-cell table:style-name="ce14"/>
          <table:table-cell table:style-name="ce10" office:value-type="string" calcext:value-type="string">
            <text:p>boom_pubkey_0</text:p>
          </table:table-cell>
          <table:covered-table-cell table:style-name="ce10"/>
          <table:table-cell table:style-name="ce10" office:value-type="string" calcext:value-type="string">
            <text:p>Iso [reconstruc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2" office:value-type="string" calcext:value-type="string">
            <text:p>Withdrawal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WithdrawalBoomletIsoMessage1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boomerang_params: { peer_ids_collection, wt_ids_collection, boomerang_descriptor }</text:p>
          </table:table-cell>
          <table:table-cell table:style-name="ce14" table:number-columns-spanned="1" table:number-rows-spanned="3"/>
          <table:table-cell table:style-name="ce10" office:value-type="string" calcext:value-type="string">
            <text:p>peer_ids_collection</text:p>
          </table:table-cell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boomerang_params_signed_by_boomlet_0</text:p>
          </table:table-cell>
          <table:table-cell table:number-columns-repeated="16378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wt_ids_collection</text:p>
          </table:table-cell>
          <table:covered-table-cell table:style-name="ce10"/>
          <table:table-cell table:style-name="ce10" office:value-type="string" calcext:value-type="string">
            <text:p>SetupBoomletIsoMessage5</text:p>
          </table:table-cell>
          <table:table-cell table:style-name="ce10" office:value-type="string" calcext:value-type="string">
            <text:p>boomlet_0_backup</text:p>
          </table:table-cell>
          <table:table-cell table:number-columns-repeated="16378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boomerang_descriptor</text:p>
          </table:table-cell>
          <table:covered-table-cell table:style-name="ce10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5">
            <text:p>boomerang_params_signed_by_boomlet_0</text:p>
          </table:table-cell>
          <table:table-cell table:style-name="ce10" table:number-columns-spanned="1" table:number-rows-spanned="5"/>
          <table:table-cell table:style-name="ce18" office:value-type="string" calcext:value-type="string">
            <text:p><text:s/>boomerang_params</text:p>
          </table:table-cell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<text:s/>boomerang_params_signed_by_all_peers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BoomletNisoMessage3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PeerNiso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Peers(Nisos)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4">
            <text:p>boomerang_params_signed_by_all_peers</text:p>
          </table:table-cell>
          <table:table-cell table:style-name="ce10" table:number-columns-spanned="1" table:number-rows-spanned="4"/>
          <table:table-cell table:style-name="ce10" office:value-type="string" calcext:value-type="string">
            <text:p><text:s/>boomerang_params_signed_by_boomlet_0</text:p>
          </table:table-cell>
          <table:table-cell table:style-name="ce10" office:value-type="string" calcext:value-type="string" table:number-columns-spanned="1" table:number-rows-spanned="4">
            <text:p>None</text:p>
          </table:table-cell>
          <table:table-cell table:style-name="ce10" office:value-type="string" calcext:value-type="string">
            <text:p>SetupNisoPeerNiso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Peers(Nisos)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BoomletMessage4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Peers(Boomlet)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2">
            <text:p>mystery</text:p>
          </table:table-cell>
          <table:table-cell table:style-name="ce10" office:value-type="string" calcext:value-type="string" table:number-columns-spanned="1" table:number-rows-spanned="2">
            <text:p>Loss of non-determinism</text:p>
          </table:table-cell>
          <table:table-cell table:style-name="ce10"/>
          <table:table-cell table:style-name="ce10" office:value-type="string" calcext:value-type="string" table:number-columns-spanned="1" table:number-rows-spanned="2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wo[regenerated]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counter</text:p>
          </table:table-cell>
          <table:table-cell table:style-name="ce10" office:value-type="string" calcext:value-type="string">
            <text:p>{+milestone_blocks}: loss of non-determinism</text:p>
          </table:table-cell>
          <table:table-cell table:style-name="ce10"/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boomlet_0_backup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 table:number-columns-spanned="1" table:number-rows-spanned="2">
            <text:p>boomerang_params_fingerprint</text:p>
          </table:table-cell>
          <table:table-cell table:style-name="ce10" table:number-columns-spanned="1" table:number-rows-spanned="2"/>
          <table:table-cell table:style-name="ce10"/>
          <table:table-cell table:style-name="ce10" office:value-type="string" calcext:value-type="string" table:number-columns-spanned="1" table:number-rows-spanned="2">
            <text:p>boomerang_params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boomerang_params_fingerprint_signed_by_boomlet_0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5">
            <text:p>boomerang_params_fingerprint_signed_by_boomlet_0</text:p>
          </table:table-cell>
          <table:table-cell table:style-name="ce10" table:number-columns-spanned="1" table:number-rows-spanned="5"/>
          <table:table-cell table:style-name="ce10"/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BoomletNisoMessage5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Wt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5">
            <text:p>sorted_all_peers_boomlet_identity_pubkeys_signed_by_boomlet_0</text:p>
          </table:table-cell>
          <table:table-cell table:style-name="ce10" table:number-columns-spanned="1" table:number-rows-spanned="5"/>
          <table:table-cell table:style-name="ce10" office:value-type="string" calcext:value-type="string">
            <text:p>peer_ids_collection</text:p>
          </table:table-cell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BoomletNisoMessage5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Wt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7">
            <text:p>wt_service_fee_payment_info: { service_fee_invoice, payment_deadline, wt_id }</text:p>
          </table:table-cell>
          <table:table-cell table:style-name="ce10" table:number-columns-spanned="1" table:number-rows-spanned="7"/>
          <table:table-cell table:style-name="ce10" office:value-type="string" calcext:value-type="string">
            <text:p>wt_id</text:p>
          </table:table-cell>
          <table:table-cell table:style-name="ce10" office:value-type="string" calcext:value-type="string" table:number-columns-spanned="1" table:number-rows-spanned="7">
            <text:p>None</text:p>
          </table:table-cell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/>
          <table:table-cell/>
          <table:covered-table-cell/>
          <table:table-cell table:style-name="ce10" office:value-type="string" calcext:value-type="string">
            <text:p>SetupWtNisoMessage1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/>
          <table:table-cell/>
          <table:covered-table-cell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/>
          <table:table-cell/>
          <table:covered-table-cell/>
          <table:table-cell table:style-name="ce10" office:value-type="string" calcext:value-type="string">
            <text:p>SetupNisoOutput1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/>
          <table:table-cell/>
          <table:covered-table-cell/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covered-table-cell table:style-name="ce10"/>
          <table:covered-table-cell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7">
            <text:p>wt_service_fee_payment_receipts</text:p>
          </table:table-cell>
          <table:table-cell table:style-name="ce10" table:number-columns-spanned="1" table:number-rows-spanned="7"/>
          <table:table-cell table:style-name="ce10"/>
          <table:table-cell table:style-name="ce10" office:value-type="string" calcext:value-type="string" table:number-columns-spanned="1" table:number-rows-spanned="7">
            <text:p>None</text:p>
          </table:table-cell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Input3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WtMessage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7">
            <text:p>boomerang_params_fingerprint_suffixed_by_wt_signed_by_wt</text:p>
          </table:table-cell>
          <table:table-cell table:style-name="ce10" table:number-columns-spanned="1" table:number-rows-spanned="7"/>
          <table:table-cell table:style-name="ce10" office:value-type="string" calcext:value-type="string">
            <text:p>boomerang_params_fingerprint</text:p>
          </table:table-cell>
          <table:table-cell table:style-name="ce10" office:value-type="string" calcext:value-type="string" table:number-columns-spanned="1" table:number-rows-spanned="7">
            <text:p>None</text:p>
          </table:table-cell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WtNisoMessage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BoomletMessage6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2">
          <table:table-cell table:style-name="ce10" office:value-type="string" calcext:value-type="string">
            <text:p>shared_state_active_wt: { boomerang_params, "setup_wt_service_initialized" }</text:p>
          </table:table-cell>
          <table:table-cell table:style-name="ce10"/>
          <table:table-cell table:style-name="ce10" office:value-type="string" calcext:value-type="string">
            <text:p>boomerang_params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Peers(Boomlets)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5">
            <text:p>shared_state_active_wt_fingerprint_signed_by_boomlet_0</text:p>
          </table:table-cell>
          <table:table-cell table:style-name="ce10" table:number-columns-spanned="1" table:number-rows-spanned="5"/>
          <table:table-cell table:style-name="ce10" office:value-type="string" calcext:value-type="string">
            <text:p>shared_state_active_wt</text:p>
          </table:table-cell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Peers(Boomlets)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BoomletNisoMessage6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Peers(Nisos)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PeerNisoMessage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BoomletMessage7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shared_state_active_wt_fingerprint_signed_by_all_peers</text:p>
          </table:table-cell>
          <table:table-cell table:style-name="ce14" table:number-columns-spanned="1" table:number-rows-spanned="3"/>
          <table:table-cell table:style-name="ce10" office:value-type="string" calcext:value-type="string">
            <text:p>shared_state_active_wt</text:p>
          </table:table-cell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Peers(Nisos)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table-cell/>
          <table:covered-table-cell/>
          <table:table-cell table:style-name="ce10" office:value-type="string" calcext:value-type="string">
            <text:p>SetupNisoBoomletMessage7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table-cell/>
          <table:covered-table-cell/>
          <table:table-cell table:style-name="ce10" office:value-type="string" calcext:value-type="string">
            <text:p>Peers(Boomlets)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9">
            <text:p>sar_setup_response: { doxing_data_identifier, fingerprint_of_static_doxing_data_encrypted_by_doxing_key, iv_of_static_doxing_data_encrypted_by_doxing_key }</text:p>
          </table:table-cell>
          <table:table-cell table:style-name="ce10" table:number-columns-spanned="1" table:number-rows-spanned="9"/>
          <table:table-cell table:style-name="ce10" office:value-type="string" calcext:value-type="string">
            <text:p>doxing_data_identifier</text:p>
          </table:table-cell>
          <table:table-cell table:style-name="ce10" office:value-type="string" calcext:value-type="string" table:number-columns-spanned="1" table:number-rows-spanned="9">
            <text:p>None</text:p>
          </table:table-cell>
          <table:table-cell table:style-name="ce10" office:value-type="string" calcext:value-type="string">
            <text:p>SAR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/>
          <table:table-cell/>
          <table:covered-table-cell/>
          <table:table-cell table:style-name="ce10" office:value-type="string" calcext:value-type="string">
            <text:p>SetupSarWtMessage1[Encrypted]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/>
          <table:table-cell/>
          <table:covered-table-cell/>
          <table:table-cell table:style-name="ce10" office:value-type="string" calcext:value-type="string">
            <text:p>WT[Encrypted]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/>
          <table:table-cell/>
          <table:covered-table-cell/>
          <table:table-cell table:style-name="ce10" office:value-type="string" calcext:value-type="string">
            <text:p>SetupWtNisoMessage3[Encrypted]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/>
          <table:table-cell/>
          <table:covered-table-cell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/>
          <table:table-cell/>
          <table:covered-table-cell/>
          <table:table-cell table:style-name="ce10" office:value-type="string" calcext:value-type="string">
            <text:p>SetupNisoBoomletMessage9[Encrypted]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/>
          <table:table-cell/>
          <table:covered-table-cell/>
          <table:table-cell table:style-name="ce10" office:value-type="string" calcext:value-type="string">
            <text:p>SetupBoomletIsoMessage5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/>
          <table:table-cell/>
          <table:covered-table-cell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hared_state_active_sar: {magic: "setup_wt_received_sar_data"}</text:p>
          </table:table-cell>
          <table:table-cell table:style-name="ce10" table:number-columns-repeated="2"/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hared_state_active_sar_fingerprint</text:p>
          </table:table-cell>
          <table:table-cell table:style-name="ce10" table:number-columns-repeated="2"/>
          <table:table-cell table:style-name="ce10" office:value-type="string" calcext:value-type="string">
            <text:p>shared_state_active_sar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shared_state_active_sar_fingerprint_signed_by_boomlet_0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 table:number-columns-spanned="1" table:number-rows-spanned="5">
            <text:p>shared_state_active_sar_fingerprint_signed_by_boomlet_0</text:p>
          </table:table-cell>
          <table:table-cell table:style-name="ce10" table:number-columns-spanned="1" table:number-rows-spanned="5"/>
          <table:table-cell table:style-name="ce10"/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BoomletNisoMessage9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PeerNisoMessage3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Peers(Nisos)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shared_state_active_sar_fingerprint_signed_by_all_peers</text:p>
          </table:table-cell>
          <table:table-cell table:style-name="ce10" table:number-columns-spanned="1" table:number-rows-spanned="3"/>
          <table:table-cell table:style-name="ce10"/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Peers(Nisos)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BoomletMessage10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Peers(Boomlets)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boomletwo_Identity_privkey</text:p>
          </table:table-cell>
          <table:table-cell table:style-name="ce10"/>
          <table:table-cell table:style-name="ce10" office:value-type="string" calcext:value-type="string">
            <text:p>boomletwo_Identity_pubkey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Boomletw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boomletwo_Identity_pubkey</text:p>
          </table:table-cell>
          <table:table-cell table:style-name="ce10" table:number-columns-spanned="1" table:number-rows-spanned="3"/>
          <table:table-cell table:style-name="ce10"/>
          <table:table-cell table:style-name="ce10" office:value-type="string" calcext:value-type="string" table:number-columns-spanned="1" table:number-rows-spanned="3">
            <text:p>boomletwo_Identity_privkey</text:p>
          </table:table-cell>
          <table:table-cell table:style-name="ce10" office:value-type="string" calcext:value-type="string">
            <text:p>Boomletwo</text:p>
          </table:table-cell>
          <table:table-cell table:style-name="ce10" office:value-type="string" calcext:value-type="string">
            <text:p><text:s/>backup_request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BoomletwoIso1</text:p>
          </table:table-cell>
          <table:table-cell table:style-name="ce10" office:value-type="string" calcext:value-type="string">
            <text:p>boomlet_backup_done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2">
            <text:p>backup_request: { "boomlet_backup_request", boomletwo_Identity_pubkey, normal_pubkey_0 }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boomletwo_Identity_pubkey</text:p>
          </table:table-cell>
          <table:table-cell table:style-name="ce10" office:value-type="string" calcext:value-type="string" table:number-columns-spanned="1" table:number-rows-spanned="2">
            <text:p>None</text:p>
          </table:table-cell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backup_request_signed_by_normal_0</text:p>
          </table:table-cell>
          <table:table-cell table:number-columns-repeated="16378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normal_pubkey_0</text:p>
          </table:table-cell>
          <table:covered-table-cell table:style-name="ce10"/>
          <table:table-cell table:number-columns-repeated="16380"/>
        </table:table-row>
        <table:table-row table:style-name="ro1">
          <table:table-cell table:style-name="ce10" office:value-type="string" calcext:value-type="string" table:number-columns-spanned="1" table:number-rows-spanned="3">
            <text:p>backup_request_signed_by_normal_0</text:p>
          </table:table-cell>
          <table:table-cell table:style-name="ce10" table:number-columns-spanned="1" table:number-rows-spanned="3"/>
          <table:table-cell table:style-name="ce10" office:value-type="string" calcext:value-type="string">
            <text:p>backup_request</text:p>
          </table:table-cell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IsoBoomletMessage5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1">
            <text:p>boomlet_0_backup</text:p>
          </table:table-cell>
          <table:table-cell table:style-name="ce14" table:number-columns-spanned="1" table:number-rows-spanned="11"/>
          <table:table-cell table:style-name="ce10" office:value-type="string" calcext:value-type="string">
            <text:p>doxing_key</text:p>
          </table:table-cell>
          <table:table-cell table:style-name="ce10" office:value-type="string" calcext:value-type="string" table:number-columns-spanned="1" table:number-rows-spanned="11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table-cell table:style-name="ce10" office:value-type="string" calcext:value-type="string">
            <text:p>boomlet_0_identity_privkey</text:p>
          </table:table-cell>
          <table:covered-table-cell table:style-name="ce10"/>
          <table:table-cell table:style-name="ce10" office:value-type="string" calcext:value-type="string">
            <text:p>SetupBoomletIsoMessage5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table-cell table:style-name="ce10" office:value-type="string" calcext:value-type="string">
            <text:p>boomlet_0_boom_musig2_privkey_share</text:p>
          </table:table-cell>
          <table:covered-table-cell table:style-name="ce10"/>
          <table:table-cell table:style-name="ce10" office:value-type="string" calcext:value-type="string">
            <text:p>Iso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table-cell table:style-name="ce10" office:value-type="string" calcext:value-type="string">
            <text:p>boomlet_0_boom_musig2_pubkey_share</text:p>
          </table:table-cell>
          <table:covered-table-cell table:style-name="ce10"/>
          <table:table-cell table:style-name="ce10" office:value-type="string" calcext:value-type="string">
            <text:p>SetupIsoBoomletwo2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table-cell table:style-name="ce10" office:value-type="string" calcext:value-type="string">
            <text:p>peer_0_id</text:p>
          </table:table-cell>
          <table:covered-table-cell table:style-name="ce10"/>
          <table:table-cell table:style-name="ce10" office:value-type="string" calcext:value-type="string">
            <text:p>Boomletw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table-cell table:style-name="ce10" office:value-type="string" calcext:value-type="string">
            <text:p>sar_ids_collection</text:p>
          </table:table-cell>
          <table:covered-table-cell table:style-name="ce10"/>
          <table:table-cell table:style-name="ce10"/>
          <table:table-cell table:number-columns-repeated="16379"/>
        </table:table-row>
        <table:table-row table:style-name="ro1">
          <table:covered-table-cell/>
          <table:covered-table-cell table:style-name="ce14"/>
          <table:table-cell table:style-name="ce10" office:value-type="string" calcext:value-type="string">
            <text:p>peer_0_tor_secret_key</text:p>
          </table:table-cell>
          <table:covered-table-cell table:style-name="ce10"/>
          <table:table-cell table:style-name="ce10"/>
          <table:table-cell table:number-columns-repeated="16379"/>
        </table:table-row>
        <table:table-row table:style-name="ro1">
          <table:covered-table-cell/>
          <table:covered-table-cell table:style-name="ce14"/>
          <table:table-cell table:style-name="ce10" office:value-type="string" calcext:value-type="string">
            <text:p>st_0_identity_pubkey</text:p>
          </table:table-cell>
          <table:covered-table-cell table:style-name="ce10"/>
          <table:table-cell table:style-name="ce10"/>
          <table:table-cell table:number-columns-repeated="16379"/>
        </table:table-row>
        <table:table-row table:style-name="ro1">
          <table:covered-table-cell/>
          <table:covered-table-cell table:style-name="ce14"/>
          <table:table-cell table:style-name="ce10" office:value-type="string" calcext:value-type="string">
            <text:p>duress_consent_set</text:p>
          </table:table-cell>
          <table:covered-table-cell table:style-name="ce10"/>
          <table:table-cell table:style-name="ce19"/>
          <table:table-cell table:number-columns-repeated="16379"/>
        </table:table-row>
        <table:table-row table:style-name="ro1">
          <table:covered-table-cell/>
          <table:covered-table-cell table:style-name="ce14"/>
          <table:table-cell table:style-name="ce10" office:value-type="string" calcext:value-type="string">
            <text:p>boomerang_params</text:p>
          </table:table-cell>
          <table:covered-table-cell table:style-name="ce10"/>
          <table:table-cell table:style-name="ce19"/>
          <table:table-cell table:number-columns-repeated="16379"/>
        </table:table-row>
        <table:table-row table:style-name="ro1">
          <table:covered-table-cell/>
          <table:covered-table-cell table:style-name="ce14"/>
          <table:table-cell table:style-name="ce10" office:value-type="string" calcext:value-type="string">
            <text:p>counter</text:p>
          </table:table-cell>
          <table:covered-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2">
            <text:p>backup_done:{ "boomlet_backup_done", boomletwo_Identity_pubkey, boomlet_0_identity_pubkey }</text:p>
          </table:table-cell>
          <table:table-cell table:style-name="ce14" table:number-columns-spanned="1" table:number-rows-spanned="2"/>
          <table:table-cell table:style-name="ce10" office:value-type="string" calcext:value-type="string">
            <text:p>boomletwo_Identity_pubkey</text:p>
          </table:table-cell>
          <table:table-cell table:style-name="ce19" office:value-type="string" calcext:value-type="string" table:number-columns-spanned="1" table:number-rows-spanned="2">
            <text:p>None</text:p>
          </table:table-cell>
          <table:table-cell table:style-name="ce10" office:value-type="string" calcext:value-type="string">
            <text:p>Boomletwo</text:p>
          </table:table-cell>
          <table:table-cell table:style-name="ce10" office:value-type="string" calcext:value-type="string">
            <text:p>backup_done_signed_by_boomletwo</text:p>
          </table:table-cell>
          <table:table-cell table:number-columns-repeated="16378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boomlet_0_identity_pubkey</text:p>
          </table:table-cell>
          <table:covered-table-cell table:style-name="ce10"/>
          <table:table-cell table:style-name="ce10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5">
            <text:p>backup_done_signed_by_boomletwo</text:p>
          </table:table-cell>
          <table:table-cell table:style-name="ce10" table:number-columns-spanned="1" table:number-rows-spanned="5"/>
          <table:table-cell table:style-name="ce10" office:value-type="string" calcext:value-type="string">
            <text:p>backup_done</text:p>
          </table:table-cell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Boomletw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BoomletwoIso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IsoBoomletMessage6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2">
          <table:table-cell table:style-name="ce10" office:value-type="string" calcext:value-type="string">
            <text:p>shared_state_active_backup: { "boomlet_backup_done_and_setup_finish_initialized" }</text:p>
          </table:table-cell>
          <table:table-cell table:style-name="ce10" table:number-columns-repeated="2"/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shared_state_active_backup_fingerprint</text:p>
          </table:table-cell>
          <table:table-cell table:style-name="ce10" table:number-columns-repeated="2"/>
          <table:table-cell table:style-name="ce10" office:value-type="string" calcext:value-type="string">
            <text:p>shared_state_active_backup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5">
            <text:p>shared_state_active_backup_fingerprint_signed_by_boomlet_0</text:p>
          </table:table-cell>
          <table:table-cell table:style-name="ce10" table:number-columns-spanned="1" table:number-rows-spanned="5"/>
          <table:table-cell table:style-name="ce10" office:value-type="string" calcext:value-type="string">
            <text:p>shared_state_active_backup_fingerprint</text:p>
          </table:table-cell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9"/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BoomletNisoMessage11</text:p>
          </table:table-cell>
          <table:table-cell table:style-name="ce19"/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</text:p>
          </table:table-cell>
          <table:table-cell table:style-name="ce19"/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PeerNisoMessage4</text:p>
          </table:table-cell>
          <table:table-cell table:style-name="ce19"/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Peers(Nisos)</text:p>
          </table:table-cell>
          <table:table-cell table:style-name="ce19"/>
          <table:table-cell table:number-columns-repeated="16378"/>
        </table:table-row>
        <table:table-row table:style-name="ro1">
          <table:table-cell table:style-name="ce10" office:value-type="string" calcext:value-type="string" table:number-columns-spanned="1" table:number-rows-spanned="3">
            <text:p>shared_state_active_backup_fingerprint_signed_by_all_peers</text:p>
          </table:table-cell>
          <table:table-cell table:style-name="ce10" table:number-columns-spanned="1" table:number-rows-spanned="3"/>
          <table:table-cell table:style-name="ce10" office:value-type="string" calcext:value-type="string">
            <text:p>shared_state_active_backup_fingerprint</text:p>
          </table:table-cell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Peers(Nisos)</text:p>
          </table:table-cell>
          <table:table-cell table:style-name="ce19"/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SetupNisoBoomletMessage12</text:p>
          </table:table-cell>
          <table:table-cell table:style-name="ce19"/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Peers(Boomlets)</text:p>
          </table:table-cell>
          <table:table-cell table:style-name="ce19"/>
          <table:table-cell table:number-columns-repeated="16378"/>
        </table:table-row>
        <table:table-row table:style-name="ro1">
          <table:table-cell table:style-name="ce12" office:value-type="string" calcext:value-type="string" table:number-columns-spanned="6" table:number-rows-spanned="1">
            <text:p>Withdrawal:</text:p>
          </table:table-cell>
          <table:covered-table-cell table:number-columns-repeated="3" table:style-name="ce10"/>
          <table:covered-table-cell table:style-name="ce19"/>
          <table:covered-table-cell/>
          <table:table-cell table:number-columns-repeated="16378"/>
        </table:table-row>
        <table:table-row table:style-name="ro1">
          <table:table-cell table:style-name="ce10" office:value-type="string" calcext:value-type="string" table:number-columns-spanned="1" table:number-rows-spanned="22">
            <text:p>psbt</text:p>
          </table:table-cell>
          <table:table-cell table:style-name="ce10" office:value-type="string" calcext:value-type="string" table:number-columns-spanned="1" table:number-rows-spanned="22">
            <text:p>Privacy - Loss of on-chain privacy</text:p>
          </table:table-cell>
          <table:table-cell table:style-name="ce10" table:number-columns-spanned="1" table:number-rows-spanned="22"/>
          <table:table-cell table:style-name="ce10" office:value-type="string" calcext:value-type="string" table:number-columns-spanned="1" table:number-rows-spanned="22">
            <text:p>None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hydrated_psbt</text:p>
          </table:table-cell>
          <table:table-cell table:number-columns-repeated="16378"/>
        </table:table-row>
        <table:table-row table:style-name="ro1">
          <table:covered-table-cell/>
          <table:covered-table-cell table:style-name="ce10" office:value-type="string" calcext:value-type="string">
            <text:p>tx_id</text:p>
          </table:covered-table-cell>
          <table:covered-table-cell table:number-columns-repeated="2" table:style-name="ce10"/>
          <table:table-cell table:style-name="ce10" office:value-type="string" calcext:value-type="string">
            <text:p>WithdrawalNisoInput1</text:p>
          </table:table-cell>
          <table:table-cell table:style-name="ce10" office:value-type="string" calcext:value-type="string">
            <text:p>psbt_signed_0</text:p>
          </table:table-cell>
          <table:table-cell table:number-columns-repeated="16378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Niso</text:p>
          </table:table-cell>
          <table:table-cell table:style-name="ce10" office:value-type="string" calcext:value-type="string">
            <text:p>psbt_signed_i</text:p>
          </table:table-cell>
          <table:table-cell table:number-columns-repeated="16378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WithdrawalNisoBoomletMessage1</text:p>
          </table:table-cell>
          <table:table-cell table:style-name="ce10" office:value-type="string" calcext:value-type="string">
            <text:p>psbt_signed</text:p>
          </table:table-cell>
          <table:table-cell table:number-columns-repeated="16378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Boomlet</text:p>
          </table:table-cell>
          <table:table-cell table:style-name="ce19"/>
          <table:table-cell table:number-columns-repeated="16378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WithdrawalBoomletNisoMessage2[Encrypted]</text:p>
          </table:table-cell>
          <table:table-cell table:number-columns-repeated="16379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WithdrawalNisoWtMessage1[Encrypted]</text:p>
          </table:table-cell>
          <table:table-cell table:number-columns-repeated="16379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WT[Encrypted]</text:p>
          </table:table-cell>
          <table:table-cell table:number-columns-repeated="16379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Niso[hydrated]</text:p>
          </table:table-cell>
          <table:table-cell table:number-columns-repeated="16379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WithdrawalNisoBoomletMessage8</text:p>
          </table:table-cell>
          <table:table-cell table:number-columns-repeated="16379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WithdrawalBoomletIsoMessage1</text:p>
          </table:table-cell>
          <table:table-cell table:number-columns-repeated="16379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/>
          <table:covered-table-cell table:number-columns-repeated="3" table:style-name="ce10"/>
          <table:table-cell table:style-name="ce12" office:value-type="string" calcext:value-type="string">
            <text:p>Non-initiator Withdrawal</text:p>
          </table:table-cell>
          <table:table-cell table:number-columns-repeated="16379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WithdrawalWtNonInitiatorNisoMessage1[Encrypted]</text:p>
          </table:table-cell>
          <table:table-cell table:number-columns-repeated="16379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WithdrawalNonInitiatorNisoBoomletMessage1[Encrypted]</text:p>
          </table:table-cell>
          <table:table-cell table:number-columns-repeated="16379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WithdrawalNonInitiatorBoomletNisoMessage1</text:p>
          </table:table-cell>
          <table:table-cell table:number-columns-repeated="16379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/>
          <table:covered-table-cell table:number-columns-repeated="3" table:style-name="ce10"/>
          <table:table-cell table:style-name="ce10" office:value-type="string" calcext:value-type="string">
            <text:p>WithdrawalNonInitiatorNisoOutput1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3">
            <text:p>tx_id</text:p>
          </table:table-cell>
          <table:table-cell table:style-name="ce10" office:value-type="string" calcext:value-type="string" table:number-columns-spanned="1" table:number-rows-spanned="13">
            <text:p>Privacy - Loss of on-chain privacy post-spend</text:p>
          </table:table-cell>
          <table:table-cell table:style-name="ce10" table:number-columns-spanned="1" table:number-rows-spanned="13"/>
          <table:table-cell table:style-name="ce10" office:value-type="string" calcext:value-type="string" table:number-columns-spanned="1" table:number-rows-spanned="13">
            <text:p>psbt</text:p>
          </table:table-cell>
          <table:table-cell table:style-name="ce10" office:value-type="string" calcext:value-type="string">
            <text:p>Niso[derived]</text:p>
          </table:table-cell>
          <table:table-cell table:style-name="ce10" office:value-type="string" calcext:value-type="string">
            <text:p>tx_id_with_nonce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Boomlet[derived]</text:p>
          </table:table-cell>
          <table:table-cell table:style-name="ce10" office:value-type="string" calcext:value-type="string">
            <text:p>peer_0_tx_approval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T[derived]</text:p>
          </table:table-cell>
          <table:table-cell table:style-name="ce10" office:value-type="string" calcext:value-type="string">
            <text:p>wt_tx_approval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WithdrawalStOutput1</text:p>
          </table:table-cell>
          <table:table-cell table:style-name="ce10" office:value-type="string" calcext:value-type="string">
            <text:p>peer_1_tx_approval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peer_i_tx_approval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WT[derived]</text:p>
          </table:table-cell>
          <table:table-cell table:style-name="ce10" office:value-type="string" calcext:value-type="string">
            <text:p>peer_0_tx_commit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2" office:value-type="string" calcext:value-type="string">
            <text:p>Non-initiator Withdrawal</text:p>
          </table:table-cell>
          <table:table-cell table:style-name="ce10" office:value-type="string" calcext:value-type="string">
            <text:p>peer_1_tx_commit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Nisos[derived]</text:p>
          </table:table-cell>
          <table:table-cell table:style-name="ce10" office:value-type="string" calcext:value-type="string">
            <text:p>peer_i_tx_commit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Boomlets[derived]</text:p>
          </table:table-cell>
          <table:table-cell table:style-name="ce10" office:value-type="string" calcext:value-type="string">
            <text:p>peer_0_ping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T[derived]</text:p>
          </table:table-cell>
          <table:table-cell table:style-name="ce10" office:value-type="string" calcext:value-type="string">
            <text:p>peer_i_ping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WithdrawalStOutput1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3">
            <text:p>niso_0_event_block_height</text:p>
          </table:table-cell>
          <table:table-cell table:style-name="ce10" office:value-type="string" calcext:value-type="string" table:number-columns-spanned="1" table:number-rows-spanned="13">
            <text:p>Privacy - Revealing protocol execution?</text:p>
          </table:table-cell>
          <table:table-cell table:style-name="ce10"/>
          <table:table-cell table:style-name="ce10" office:value-type="string" calcext:value-type="string" table:number-columns-spanned="1" table:number-rows-spanned="13">
            <text:p>most_work_bitcoin_block_height</text:p>
          </table:table-cell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isoBoomlet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regenera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isoBoomletMessage3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regenera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isoBoomletMessage5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regenera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isoBoomletMessage6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2">
            <text:p>tx_id_with_nonce:{ content: tx_id, nonce:rand() [u8; 32] }</text:p>
          </table:table-cell>
          <table:table-cell table:style-name="ce10" office:value-type="string" calcext:value-type="string" table:number-columns-spanned="1" table:number-rows-spanned="12">
            <text:p>?</text:p>
          </table:table-cell>
          <table:table-cell table:style-name="ce18" office:value-type="string" calcext:value-type="string">
            <text:p>tx_id</text:p>
          </table:table-cell>
          <table:table-cell table:style-name="ce10" office:value-type="string" calcext:value-type="string" table:number-columns-spanned="1" table:number-rows-spanned="12">
            <text:p>tx_id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tx_id_with_nonce_signed_by_st</text:p>
          </table:table-cell>
          <table:table-cell table:number-columns-repeated="16378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 office:value-type="string" calcext:value-type="string">
            <text:p>WithdrawalBoomletNisoMessage1[Encrypted]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 office:value-type="string" calcext:value-type="string">
            <text:p>WithdrawalNisoStMessage1[Encrypted]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2" office:value-type="string" calcext:value-type="string">
            <text:p>Non-initiator Withdrawal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 office:value-type="string" calcext:value-type="string">
            <text:p>WithdrawalNonInitiatorBoomletNisoMessage2[Encrypted]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 office:value-type="string" calcext:value-type="string">
            <text:p>WithdrawalNonInitiatorNisoStMessage1[Encrypted]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1">
            <text:p>tx_id_with_nonce_signed_by_st</text:p>
          </table:table-cell>
          <table:table-cell table:style-name="ce10" office:value-type="string" calcext:value-type="string" table:number-columns-spanned="1" table:number-rows-spanned="11">
            <text:p>Privacy - Revealing User's agreement on tx_id</text:p>
          </table:table-cell>
          <table:table-cell table:style-name="ce10" office:value-type="string" calcext:value-type="string">
            <text:p>tx_id_message</text:p>
          </table:table-cell>
          <table:table-cell table:style-name="ce10" office:value-type="string" calcext:value-type="string" table:number-columns-spanned="1" table:number-rows-spanned="11">
            <text:p>None</text:p>
          </table:table-cell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table-cell table:style-name="ce10"/>
          <table:covered-table-cell table:style-name="ce10"/>
          <table:table-cell table:style-name="ce10" office:value-type="string" calcext:value-type="string">
            <text:p>WithdrawalStNisoMessage1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WithdrawalNisoBoomletMessage2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2" office:value-type="string" calcext:value-type="string">
            <text:p>Non-initiator Withdrawal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S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WithdrawalNonInitiatorStNisoMessage1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WithdrawalNonInitiatorNisoBoomletMessage3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9"/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9" table:number-columns-repeated="2"/>
          <table:table-cell table:number-columns-repeated="16378"/>
        </table:table-row>
        <table:table-row table:style-name="ro1">
          <table:table-cell table:style-name="ce10" office:value-type="string" calcext:value-type="string" table:number-columns-spanned="1" table:number-rows-spanned="3">
            <text:p>peer_0_tx_approval: { "approved", tx_id, niso_0_event_block_height }</text:p>
          </table:table-cell>
          <table:table-cell table:style-name="ce14" table:number-columns-spanned="1" table:number-rows-spanned="3"/>
          <table:table-cell table:style-name="ce10" office:value-type="string" calcext:value-type="string">
            <text:p>tx_id</text:p>
          </table:table-cell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peer_0_tx_approval_signed_by_boomlet_0</text:p>
          </table:table-cell>
          <table:table-cell table:number-columns-repeated="16378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niso_0_event_block_height</text:p>
          </table:table-cell>
          <table:covered-table-cell table:style-name="ce10"/>
          <table:table-cell table:style-name="ce19"/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0">
            <text:p>peer_0_tx_approval_signed_by_boomlet_0</text:p>
          </table:table-cell>
          <table:table-cell table:style-name="ce10" office:value-type="string" calcext:value-type="string" table:number-columns-spanned="1" table:number-rows-spanned="10">
            <text:p>peer_0_tx_approval</text:p>
          </table:table-cell>
          <table:table-cell table:style-name="ce10"/>
          <table:table-cell table:style-name="ce10" office:value-type="string" calcext:value-type="string" table:number-columns-spanned="1" table:number-rows-spanned="10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approvals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BoomletNisoMessage2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isoWtMessage1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2" office:value-type="string" calcext:value-type="string">
            <text:p>Non-initiator Withdrawal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WtNonInitiatorNiso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onInitiatorNisoBoomlet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wt_tx_approval:{ "approved", tx_id, wt_event_block_height, boomlet_0_identity_pubkey }</text:p>
          </table:table-cell>
          <table:table-cell table:style-name="ce14" table:number-columns-spanned="1" table:number-rows-spanned="3"/>
          <table:table-cell table:style-name="ce10" office:value-type="string" calcext:value-type="string">
            <text:p>tx_id</text:p>
          </table:table-cell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WT</text:p>
          </table:table-cell>
          <table:table-cell table:style-name="ce10" office:value-type="string" calcext:value-type="string">
            <text:p>wt_tx_approval_signed_by_wt</text:p>
          </table:table-cell>
          <table:table-cell table:number-columns-repeated="16378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wt_event_block_height</text:p>
          </table:table-cell>
          <table:covered-table-cell table:style-name="ce10"/>
          <table:table-cell table:style-name="ce19"/>
          <table:table-cell table:number-columns-repeated="16379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boomlet_0_identity_pubkey</text:p>
          </table:table-cell>
          <table:covered-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3">
            <text:p>wt_tx_approval_signed_by_wt</text:p>
          </table:table-cell>
          <table:table-cell table:style-name="ce10" office:value-type="string" calcext:value-type="string" table:number-columns-spanned="1" table:number-rows-spanned="13">
            <text:p>wt_tx_approval</text:p>
          </table:table-cell>
          <table:table-cell table:style-name="ce10"/>
          <table:table-cell table:style-name="ce10" office:value-type="string" calcext:value-type="string" table:number-columns-spanned="1" table:number-rows-spanned="13">
            <text:p>None</text:p>
          </table:table-cell>
          <table:table-cell table:style-name="ce12" office:value-type="string" calcext:value-type="string">
            <text:p>Non-initiator Withdrawal</text:p>
          </table:table-cell>
          <table:table-cell table:style-name="ce10" office:value-type="string" calcext:value-type="string">
            <text:p>approvals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WtNonInitiatorNiso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onInitiatorNisoBoomlet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WtNiso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isoBoomletMessage3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6">
            <text:p>niso_1_event_block_height</text:p>
          </table:table-cell>
          <table:table-cell table:style-name="ce10" table:number-columns-spanned="1" table:number-rows-spanned="16"/>
          <table:table-cell table:style-name="ce10"/>
          <table:table-cell table:style-name="ce10" office:value-type="string" calcext:value-type="string" table:number-columns-spanned="1" table:number-rows-spanned="16">
            <text:p>None</text:p>
          </table:table-cell>
          <table:table-cell table:style-name="ce12" office:value-type="string" calcext:value-type="string">
            <text:p>Non-initiator Withdrawal</text:p>
          </table:table-cell>
          <table:table-cell table:style-name="ce10" office:value-type="string" calcext:value-type="string">
            <text:p>peer_1_tx_approval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onInitiatorNisoBoomletMessage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regenera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onInitiatorNisoBoomletMessage4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regenera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onInitiatorNisoBoomletMessage6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regenera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onInitiatorNisoBoomletMessage7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4">
            <text:p>initiator_id</text:p>
          </table:table-cell>
          <table:table-cell table:style-name="ce14" table:number-columns-spanned="1" table:number-rows-spanned="4"/>
          <table:table-cell table:style-name="ce10" office:value-type="string" calcext:value-type="string" table:number-columns-spanned="1" table:number-rows-spanned="4">
            <text:p>peer_0_id</text:p>
          </table:table-cell>
          <table:table-cell table:style-name="ce10" office:value-type="string" calcext:value-type="string" table:number-columns-spanned="1" table:number-rows-spanned="4">
            <text:p>peer_0_id</text:p>
          </table:table-cell>
          <table:table-cell table:style-name="ce12" office:value-type="string" calcext:value-type="string">
            <text:p>Non-initiator Withdrawal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onInitiatorNisoOutput1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User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5">
            <text:p>peer_1_tx_approval{ "approval", tx_id, niso_1_event_block_height }</text:p>
          </table:table-cell>
          <table:table-cell table:style-name="ce14" table:number-columns-spanned="1" table:number-rows-spanned="5"/>
          <table:table-cell table:style-name="ce10" office:value-type="string" calcext:value-type="string">
            <text:p>tx_id</text:p>
          </table:table-cell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peer_1_tx_approval_signed_by_boomlet_1</text:p>
          </table:table-cell>
          <table:table-cell table:number-columns-repeated="16378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niso_1_event_block_height</text:p>
          </table:table-cell>
          <table:covered-table-cell table:style-name="ce10"/>
          <table:table-cell table:style-name="ce14"/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9"/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/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8">
            <text:p>peer_1_tx_approval_signed_by_boomlet_1</text:p>
          </table:table-cell>
          <table:table-cell table:style-name="ce10" table:number-columns-spanned="1" table:number-rows-spanned="8"/>
          <table:table-cell table:style-name="ce10"/>
          <table:table-cell table:style-name="ce10" office:value-type="string" calcext:value-type="string" table:number-columns-spanned="1" table:number-rows-spanned="8">
            <text:p>None</text:p>
          </table:table-cell>
          <table:table-cell table:style-name="ce12" office:value-type="string" calcext:value-type="string">
            <text:p>Non-initiator Withdrawal</text:p>
          </table:table-cell>
          <table:table-cell table:style-name="ce10" office:value-type="string" calcext:value-type="string">
            <text:p>Collection&lt;peer_i_tx_approval_signed_by_boomlet_i&gt;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onInitiatorBoomletNisoMessage3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NonInitiatorNisoWtMessage1[Encrypted]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2">
            <text:p>Collection&lt;peer_i_tx_approval_signed_by_boomlet_i&gt;</text:p>
          </table:table-cell>
          <table:table-cell table:style-name="ce14" table:number-columns-spanned="1" table:number-rows-spanned="12"/>
          <table:table-cell table:style-name="ce10" office:value-type="string" calcext:value-type="string">
            <text:p>peer_1_tx_approval</text:p>
          </table:table-cell>
          <table:table-cell table:style-name="ce10" office:value-type="string" calcext:value-type="string" table:number-columns-spanned="1" table:number-rows-spanned="12">
            <text:p>None</text:p>
          </table:table-cell>
          <table:table-cell table:style-name="ce10" office:value-type="string" calcext:value-type="string">
            <text:p>WithdrawalWtNisoMessage1</text:p>
          </table:table-cell>
          <table:table-cell table:style-name="ce10" office:value-type="string" calcext:value-type="string">
            <text:p>approvals</text:p>
          </table:table-cell>
          <table:table-cell table:number-columns-repeated="16378"/>
        </table:table-row>
        <table:table-row table:style-name="ro1">
          <table:covered-table-cell/>
          <table:covered-table-cell table:style-name="ce14"/>
          <table:table-cell table:style-name="ce10" office:value-type="string" calcext:value-type="string">
            <text:p>peer_0_tx_approval</text:p>
          </table:table-cell>
          <table:covered-table-cell table:style-name="ce10"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WithdrawalNisoBoomletMessage3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/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2" office:value-type="string" calcext:value-type="string">
            <text:p>Non-initiator Withdrawal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WithdrawalWtNonInitiatorNisoMessage2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WithdrawalNonInitiatorNisoBoomletMessage4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9"/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6">
            <text:p>duress_placeholder_plaintext</text:p>
          </table:table-cell>
          <table:table-cell table:style-name="ce14" table:number-columns-spanned="1" table:number-rows-spanned="6"/>
          <table:table-cell table:style-name="ce10" office:value-type="string" calcext:value-type="string" table:number-columns-spanned="1" table:number-rows-spanned="6">
            <text:p>doxing_key</text:p>
          </table:table-cell>
          <table:table-cell table:style-name="ce10" office:value-type="string" calcext:value-type="string" table:number-columns-spanned="1" table:number-rows-spanned="6">
            <text:p>doxing_key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duress_placeholder[Encrypted]</text:p>
          </table:table-cell>
          <table:table-cell table:number-columns-repeated="16378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SAR[deriv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9"/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9"/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9"/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4">
            <text:p>duress_placeholder</text:p>
          </table:table-cell>
          <table:table-cell table:style-name="ce10" office:value-type="string" calcext:value-type="string" table:number-columns-spanned="1" table:number-rows-spanned="14">
            <text:p>No impact (ciphertext, encrypted with sar_pubkey)</text:p>
          </table:table-cell>
          <table:table-cell table:style-name="ce10" table:number-columns-spanned="1" table:number-rows-spanned="14"/>
          <table:table-cell table:style-name="ce10" office:value-type="string" calcext:value-type="string" table:number-columns-spanned="1" table:number-rows-spanned="14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peer_0_tx_commit_signed_by_boomlet_0_padded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WT[derived]</text:p>
          </table:table-cell>
          <table:table-cell table:style-name="ce10" office:value-type="string" calcext:value-type="string">
            <text:p>duress_placeholder_signed_by_sar</text:p>
          </table:table-cell>
          <table:table-cell table:number-columns-repeated="16378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WithdrawalWtSarsMessage1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AR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WT[derived]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WithdrawalWtSarsMessage2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AR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2" office:value-type="string" calcext:value-type="string">
            <text:p>Non-initiator Withdrawal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WT[derived]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WithdrawalNonInitiatorWtSarsMessage1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0" office:value-type="string" calcext:value-type="string">
            <text:p>SAR</text:p>
          </table:table-cell>
          <table:table-cell table:number-columns-repeated="16379"/>
        </table:table-row>
        <table:table-row table:style-name="ro1">
          <table:covered-table-cell table:number-columns-repeated="4"/>
          <table:table-cell table:style-name="ce19"/>
          <table:table-cell table:number-columns-repeated="16379"/>
        </table:table-row>
        <table:table-row table:style-name="ro1">
          <table:covered-table-cell table:number-columns-repeated="4"/>
          <table:table-cell table:style-name="ce19"/>
          <table:table-cell table:number-columns-repeated="16379"/>
        </table:table-row>
        <table:table-row table:style-name="ro1">
          <table:covered-table-cell table:number-columns-repeated="4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peer_0_tx_commit:{ "commit", tx_id, niso_0_event_block_height }</text:p>
          </table:table-cell>
          <table:table-cell table:style-name="ce14" table:number-columns-spanned="1" table:number-rows-spanned="3"/>
          <table:table-cell table:style-name="ce10" office:value-type="string" calcext:value-type="string">
            <text:p>tx_id</text:p>
          </table:table-cell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peer_0_tx_commit_signed_by_boomlet_0</text:p>
          </table:table-cell>
          <table:table-cell table:number-columns-repeated="16378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niso_0_event_block_height</text:p>
          </table:table-cell>
          <table:covered-table-cell table:style-name="ce10"/>
          <table:table-cell table:style-name="ce10"/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5">
            <text:p>peer_0_tx_commit_signed_by_boomlet_0</text:p>
          </table:table-cell>
          <table:table-cell table:style-name="ce10" table:number-columns-spanned="1" table:number-rows-spanned="5"/>
          <table:table-cell table:style-name="ce18" office:value-type="string" calcext:value-type="string">
            <text:p>peer_0_tx_commit</text:p>
          </table:table-cell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peer_0_tx_commit_signed_by_boomlet_0_signed_by_wt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T[derived]</text:p>
          </table:table-cell>
          <table:table-cell table:style-name="ce10" office:value-type="string" calcext:value-type="string">
            <text:p>peer_0_tx_commit_signed_by_boomlet_0_padded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/>
          <table:covered-table-cell/>
          <table:table-cell table:style-name="ce14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2">
            <text:p>peer_0_tx_commit_signed_by_boomlet_0_padded</text:p>
          </table:table-cell>
          <table:table-cell table:style-name="ce14" table:number-columns-spanned="1" table:number-rows-spanned="2"/>
          <table:table-cell table:style-name="ce10" office:value-type="string" calcext:value-type="string">
            <text:p>peer_0_tx_commit_signed_by_boomlet_0</text:p>
          </table:table-cell>
          <table:table-cell table:style-name="ce10" office:value-type="string" calcext:value-type="string" table:number-columns-spanned="1" table:number-rows-spanned="2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table-cell table:style-name="ce10" office:value-type="string" calcext:value-type="string">
            <text:p>duress_placeholder</text:p>
          </table:table-cell>
          <table:covered-table-cell table:style-name="ce10"/>
          <table:table-cell table:style-name="ce10" office:value-type="string" calcext:value-type="string">
            <text:p>WT[derived]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5">
            <text:p>peer_0_tx_commit_signed_by_boomlet_0_padded_signed_by_boomlet_0</text:p>
          </table:table-cell>
          <table:table-cell table:style-name="ce14" table:number-columns-spanned="1" table:number-rows-spanned="5"/>
          <table:table-cell table:style-name="ce10" office:value-type="string" calcext:value-type="string" table:number-columns-spanned="1" table:number-rows-spanned="5">
            <text:p>peer_0_tx_commit_signed_by_boomlet_0_padded</text:p>
          </table:table-cell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BoomletNisoMessage4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isoWtMessage2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4">
            <text:p>approvals: [peer_i_tx_approval_signed_by_peer_i , wt_tx_approval]</text:p>
          </table:table-cell>
          <table:table-cell table:style-name="ce14" table:number-columns-spanned="1" table:number-rows-spanned="4"/>
          <table:table-cell table:style-name="ce10" office:value-type="string" calcext:value-type="string">
            <text:p>peer_0_tx_approval</text:p>
          </table:table-cell>
          <table:table-cell table:style-name="ce10" office:value-type="string" calcext:value-type="string" table:number-columns-spanned="1" table:number-rows-spanned="4">
            <text:p>None</text:p>
          </table:table-cell>
          <table:table-cell table:style-name="ce14"/>
          <table:table-cell table:style-name="ce10" office:value-type="string" calcext:value-type="string">
            <text:p>approvals_signed_by_boomlet_i</text:p>
          </table:table-cell>
          <table:table-cell table:number-columns-repeated="16378"/>
        </table:table-row>
        <table:table-row table:style-name="ro1">
          <table:covered-table-cell/>
          <table:covered-table-cell table:style-name="ce14"/>
          <table:table-cell table:style-name="ce10" office:value-type="string" calcext:value-type="string">
            <text:p>peer_1_tx_approval</text:p>
          </table:table-cell>
          <table:covered-table-cell table:style-name="ce10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table-cell table:style-name="ce10" office:value-type="string" calcext:value-type="string">
            <text:p>wt_tx_approval</text:p>
          </table:table-cell>
          <table:covered-table-cell table:style-name="ce10"/>
          <table:table-cell table:style-name="ce19"/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6">
            <text:p>approvals_signed_by_boomlet_1</text:p>
          </table:table-cell>
          <table:table-cell table:style-name="ce14" table:number-columns-spanned="1" table:number-rows-spanned="6"/>
          <table:table-cell table:style-name="ce10" office:value-type="string" calcext:value-type="string" table:number-columns-spanned="1" table:number-rows-spanned="6">
            <text:p>approvals</text:p>
          </table:table-cell>
          <table:table-cell table:style-name="ce10" office:value-type="string" calcext:value-type="string" table:number-columns-spanned="1" table:number-rows-spanned="6">
            <text:p>None</text:p>
          </table:table-cell>
          <table:table-cell table:style-name="ce12" office:value-type="string" calcext:value-type="string">
            <text:p>Non-initiator Withdrawal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 table:style-name="ce14"/>
          <table:covered-table-cell table:number-columns-repeated="2" table:style-name="ce10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onInitiatorBoomletNisoMessage5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onInitiatorNisoWtMessage2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21">
            <text:p>duress_placeholder_signed_by_sar</text:p>
          </table:table-cell>
          <table:table-cell table:style-name="ce14" table:number-columns-spanned="1" table:number-rows-spanned="21"/>
          <table:table-cell table:style-name="ce10" office:value-type="string" calcext:value-type="string" table:number-columns-spanned="1" table:number-rows-spanned="21">
            <text:p>duress_placeholder</text:p>
          </table:table-cell>
          <table:table-cell table:style-name="ce10" office:value-type="string" calcext:value-type="string" table:number-columns-spanned="1" table:number-rows-spanned="21">
            <text:p>None</text:p>
          </table:table-cell>
          <table:table-cell table:style-name="ce10" office:value-type="string" calcext:value-type="string">
            <text:p>SAR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SarsWtMessage1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T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WtNisoMessage2[Encrypted-Suffix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Niso[Encrypted-Suffix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isoBoomletMessage5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/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SAR[regenera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SarsWtMessage2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T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WtNisoMessage3[Encrypted-Suffix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Niso[Encrypted-Suffix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isoBoomletMessage6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2" office:value-type="string" calcext:value-type="string">
            <text:p>Non-initiator Withdrawal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SAR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onInitiatorSarsWtMessage1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T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WtNonInitiatorNisoMessage4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7">
            <text:p>peer_0_tx_commit_signed_by_boomlet_0_signed_by_wt</text:p>
          </table:table-cell>
          <table:table-cell table:style-name="ce14" table:number-columns-spanned="1" table:number-rows-spanned="7"/>
          <table:table-cell table:style-name="ce10" office:value-type="string" calcext:value-type="string" table:number-columns-spanned="1" table:number-rows-spanned="7">
            <text:p>peer_0_tx_commit_signed_by_boomlet_0</text:p>
          </table:table-cell>
          <table:table-cell table:style-name="ce10" office:value-type="string" calcext:value-type="string" table:number-columns-spanned="1" table:number-rows-spanned="7">
            <text:p>None</text:p>
          </table:table-cell>
          <table:table-cell table:style-name="ce12" office:value-type="string" calcext:value-type="string">
            <text:p>Non-initiator Withdrawal</text:p>
          </table:table-cell>
          <table:table-cell table:style-name="ce10" office:value-type="string" calcext:value-type="string">
            <text:p>Collection&lt;peer_i_tx_commit_signed_by_boomlet_i_signed_by_wt&gt;</text:p>
          </table:table-cell>
          <table:table-cell table:number-columns-repeated="16378"/>
        </table:table-row>
        <table:table-row table:style-name="ro1">
          <table:covered-table-cell table:style-name="ce10"/>
          <table:covered-table-cell table:style-name="ce14"/>
          <table:covered-table-cell table:number-columns-repeated="2" table:style-name="ce10"/>
          <table:table-cell table:style-name="ce10" office:value-type="string" calcext:value-type="string">
            <text:p>WT</text:p>
          </table:table-cell>
          <table:table-cell table:style-name="ce10"/>
          <table:table-cell table:number-columns-repeated="16378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WtNonInitiatorNisoMessage3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onInitiatorNisoBoomletMessage6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4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peer_1_tx_commit: { "commit", tx_id, niso_1_event_block_height }</text:p>
          </table:table-cell>
          <table:table-cell table:style-name="ce14" table:number-columns-spanned="1" table:number-rows-spanned="3"/>
          <table:table-cell table:style-name="ce10" office:value-type="string" calcext:value-type="string">
            <text:p>tx_id</text:p>
          </table:table-cell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peer_1_tx_commit_signed_by_boomlet_1</text:p>
          </table:table-cell>
          <table:table-cell table:number-columns-repeated="16378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niso_1_event_block_height</text:p>
          </table:table-cell>
          <table:covered-table-cell table:style-name="ce10"/>
          <table:table-cell table:style-name="ce14"/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peer_1_tx_commit_signed_by_boomlet_1</text:p>
          </table:table-cell>
          <table:table-cell table:style-name="ce14" table:number-columns-spanned="1" table:number-rows-spanned="3"/>
          <table:table-cell table:style-name="ce10" office:value-type="string" calcext:value-type="string" table:number-columns-spanned="1" table:number-rows-spanned="3">
            <text:p>peer_1_tx_commit</text:p>
          </table:table-cell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peer_1_tx_commit_signed_by_boomlet_1_signed_by_wt</text:p>
          </table:table-cell>
          <table:table-cell table:number-columns-repeated="16378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4"/>
          <table:table-cell table:style-name="ce10" office:value-type="string" calcext:value-type="string">
            <text:p>peer_1_tx_commit_signed_by_boomlet_1_padded</text:p>
          </table:table-cell>
          <table:table-cell table:number-columns-repeated="16378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2">
            <text:p>peer_1_tx_commit_signed_by_boomlet_1_padded</text:p>
          </table:table-cell>
          <table:table-cell table:style-name="ce14" table:number-columns-spanned="1" table:number-rows-spanned="2"/>
          <table:table-cell table:style-name="ce10" office:value-type="string" calcext:value-type="string">
            <text:p>peer_1_tx_commit_signed_by_boomlet_1</text:p>
          </table:table-cell>
          <table:table-cell table:style-name="ce10" office:value-type="string" calcext:value-type="string" table:number-columns-spanned="1" table:number-rows-spanned="2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peer_1_tx_commit_signed_by_boomlet_1_padded_signed_by_boomlet_1</text:p>
          </table:table-cell>
          <table:table-cell table:number-columns-repeated="16378"/>
        </table:table-row>
        <table:table-row table:style-name="ro1">
          <table:covered-table-cell/>
          <table:covered-table-cell table:style-name="ce14"/>
          <table:table-cell table:style-name="ce10" office:value-type="string" calcext:value-type="string">
            <text:p>placeholder</text:p>
          </table:table-cell>
          <table:covered-table-cell table:style-name="ce10"/>
          <table:table-cell table:style-name="ce14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7">
            <text:p>peer_1_tx_commit_signed_by_boomlet_1_padded_signed_by_boomlet_1</text:p>
          </table:table-cell>
          <table:table-cell table:style-name="ce14" table:number-columns-spanned="1" table:number-rows-spanned="7"/>
          <table:table-cell table:style-name="ce10" office:value-type="string" calcext:value-type="string" table:number-columns-spanned="1" table:number-rows-spanned="7">
            <text:p>peer_1_tx_commit_signed_by_boomlet_1_padded</text:p>
          </table:table-cell>
          <table:table-cell table:style-name="ce10" office:value-type="string" calcext:value-type="string" table:number-columns-spanned="1" table:number-rows-spanned="7">
            <text:p>None</text:p>
          </table:table-cell>
          <table:table-cell table:style-name="ce12" office:value-type="string" calcext:value-type="string">
            <text:p>Non-initiator Withdrawal</text:p>
          </table:table-cell>
          <table:table-cell table:number-columns-repeated="16379"/>
        </table:table-row>
        <table:table-row table:style-name="ro1">
          <table:covered-table-cell table:style-name="ce10"/>
          <table:covered-table-cell table:style-name="ce14"/>
          <table:covered-table-cell table:number-columns-repeated="2" table:style-name="ce10"/>
          <table:table-cell table:style-name="ce10" office:value-type="string" calcext:value-type="string">
            <text:p>Nisos[deriv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onInitiatorBoomletNisoMessage6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Niso 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onInitiatorNisoWtMessage3 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7">
            <text:p>peer_1_tx_commit_signed_by_boomlet_1_signed_by_wt</text:p>
          </table:table-cell>
          <table:table-cell table:style-name="ce14" table:number-columns-spanned="1" table:number-rows-spanned="7"/>
          <table:table-cell table:style-name="ce10" office:value-type="string" calcext:value-type="string" table:number-columns-spanned="1" table:number-rows-spanned="7">
            <text:p>peer_1_tx_commit_signed_by_boomlet_1</text:p>
          </table:table-cell>
          <table:table-cell table:style-name="ce10" office:value-type="string" calcext:value-type="string" table:number-columns-spanned="1" table:number-rows-spanned="7">
            <text:p>None</text:p>
          </table:table-cell>
          <table:table-cell table:style-name="ce10" office:value-type="string" calcext:value-type="string">
            <text:p>WT</text:p>
          </table:table-cell>
          <table:table-cell table:style-name="ce10" office:value-type="string" calcext:value-type="string">
            <text:p>Collection&lt;peer_i_tx_commit_signed_by_boomlet_i_signed_by_wt&gt;</text:p>
          </table:table-cell>
          <table:table-cell table:number-columns-repeated="16378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WtNisoMessage2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isoBoomletMessage5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9"/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9"/>
          <table:table-cell table:number-columns-repeated="16379"/>
        </table:table-row>
        <table:table-row table:style-name="ro2">
          <table:table-cell table:style-name="ce10" office:value-type="string" calcext:value-type="string" table:number-columns-spanned="1" table:number-rows-spanned="10">
            <text:p>Collection&lt;peer_i_tx_commit_signed_by_boomlet_i_signed_by_wt&gt;</text:p>
          </table:table-cell>
          <table:table-cell table:style-name="ce14" table:number-columns-spanned="1" table:number-rows-spanned="10"/>
          <table:table-cell table:style-name="ce10" office:value-type="string" calcext:value-type="string">
            <text:p>peer_1_tx_commit_signed_by_boomlet_1_signed_by_wt</text:p>
          </table:table-cell>
          <table:table-cell table:style-name="ce10" office:value-type="string" calcext:value-type="string" table:number-columns-spanned="1" table:number-rows-spanned="10">
            <text:p>None</text:p>
          </table:table-cell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2">
          <table:covered-table-cell/>
          <table:covered-table-cell table:style-name="ce14"/>
          <table:table-cell table:style-name="ce10" office:value-type="string" calcext:value-type="string">
            <text:p>peer_0_tx_commit_signed_by_boomlet_0_signed_by_wt</text:p>
          </table:table-cell>
          <table:covered-table-cell table:style-name="ce10"/>
          <table:table-cell table:style-name="ce10" office:value-type="string" calcext:value-type="string">
            <text:p>WithdrawalWtNisoMessage2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WithdrawalNisoBoomletMessage5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2" office:value-type="string" calcext:value-type="string">
            <text:p>Non-initiator Withdrawal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WithdrawalWtNonInitiatorNisoMessage4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0"/>
          <table:table-cell table:style-name="ce10"/>
          <table:covered-table-cell table:style-name="ce10"/>
          <table:table-cell table:style-name="ce14"/>
          <table:table-cell table:number-columns-repeated="16379"/>
        </table:table-row>
        <table:table-row table:style-name="ro1">
          <table:table-cell table:style-name="ce10" office:value-type="string" calcext:value-type="string">
            <text:p>reached_boomlets_collection</text:p>
          </table:table-cell>
          <table:table-cell table:style-name="ce10" table:number-columns-repeated="2"/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ping_seq_num</text:p>
          </table:table-cell>
          <table:table-cell table:style-name="ce10" table:number-columns-repeated="2"/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reached_mystery_flag</text:p>
          </table:table-cell>
          <table:table-cell table:style-name="ce10" table:number-columns-repeated="2"/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last_seen_block</text:p>
          </table:table-cell>
          <table:table-cell table:style-name="ce14"/>
          <table:table-cell table:style-name="ce10" office:value-type="string" calcext:value-type="string">
            <text:p>niso_event_block_height</text:p>
          </table:table-cell>
          <table:table-cell table:style-name="ce10" office:value-type="string" calcext:value-type="string">
            <text:p>niso_0_event_block_height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5">
            <text:p>peer_0_ping:{ "ping", tx_id, last_seen_block, ping_seq_num, reached_mystery_flag }</text:p>
          </table:table-cell>
          <table:table-cell table:style-name="ce15" table:number-columns-spanned="1" table:number-rows-spanned="5"/>
          <table:table-cell table:style-name="ce10" office:value-type="string" calcext:value-type="string">
            <text:p>tx_id</text:p>
          </table:table-cell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peer_0_ping_signed_by_boomlet_0</text:p>
          </table:table-cell>
          <table:table-cell table:number-columns-repeated="16378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last_seen_block</text:p>
          </table:table-cell>
          <table:covered-table-cell table:style-name="ce10"/>
          <table:table-cell table:style-name="ce19"/>
          <table:table-cell table:number-columns-repeated="16379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ping_seq_num</text:p>
          </table:table-cell>
          <table:covered-table-cell table:style-name="ce10"/>
          <table:table-cell table:style-name="ce19"/>
          <table:table-cell table:number-columns-repeated="16379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reached_mystery_flag</text:p>
          </table:table-cell>
          <table:covered-table-cell table:style-name="ce10"/>
          <table:table-cell table:style-name="ce10"/>
          <table:table-cell table:number-columns-repeated="16379"/>
        </table:table-row>
        <table:table-row table:style-name="ro1">
          <table:covered-table-cell table:number-columns-repeated="2" table:style-name="ce10"/>
          <table:table-cell table:style-name="ce10"/>
          <table:covered-table-cell table:style-name="ce10"/>
          <table:table-cell table:style-name="ce10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peer_0_ping_signed_by_boomlet_0</text:p>
          </table:table-cell>
          <table:table-cell table:style-name="ce15" table:number-columns-spanned="1" table:number-rows-spanned="3"/>
          <table:table-cell table:style-name="ce10" office:value-type="string" calcext:value-type="string" table:number-columns-spanned="1" table:number-rows-spanned="3">
            <text:p>peer_0_ping</text:p>
          </table:table-cell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peer_0_ping_signed_by_boomlet_0_padded</text:p>
          </table:table-cell>
          <table:table-cell table:number-columns-repeated="16378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T[derived]</text:p>
          </table:table-cell>
          <table:table-cell table:style-name="ce10" office:value-type="string" calcext:value-type="string">
            <text:p>pong_i</text:p>
          </table:table-cell>
          <table:table-cell table:number-columns-repeated="16378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9"/>
          <table:table-cell table:style-name="ce10" office:value-type="string" calcext:value-type="string">
            <text:p>reached_pings_collection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 table:number-columns-spanned="1" table:number-rows-spanned="2">
            <text:p>peer_0_ping_signed_by_boomlet_0_padded: { content: peer_0_ping_signed_by_boomlet_0, padding: duress_placeholder }</text:p>
          </table:table-cell>
          <table:table-cell table:style-name="ce15" table:number-columns-spanned="1" table:number-rows-spanned="2"/>
          <table:table-cell table:style-name="ce10" office:value-type="string" calcext:value-type="string">
            <text:p>peer_0_ping_signed_by_boomlet_0</text:p>
          </table:table-cell>
          <table:table-cell table:style-name="ce10" office:value-type="string" calcext:value-type="string" table:number-columns-spanned="1" table:number-rows-spanned="2">
            <text:p>None</text:p>
          </table:table-cell>
          <table:table-cell table:style-name="ce10" office:value-type="string" calcext:value-type="string">
            <text:p>Boomlet</text:p>
          </table:table-cell>
          <table:table-cell table:style-name="ce10" office:value-type="string" calcext:value-type="string">
            <text:p>peer_0_ping_signed_by_boomlet_0_padded_signed_by_boomlet_0</text:p>
          </table:table-cell>
          <table:table-cell table:number-columns-repeated="16378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duress_placeholder</text:p>
          </table:table-cell>
          <table:covered-table-cell table:style-name="ce10"/>
          <table:table-cell table:style-name="ce10" office:value-type="string" calcext:value-type="string">
            <text:p>WT[derived]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11">
            <text:p>peer_0_ping_signed_by_boomlet_0_padded_signed_by_boomlet_0</text:p>
          </table:table-cell>
          <table:table-cell table:style-name="ce15" table:number-columns-spanned="1" table:number-rows-spanned="11"/>
          <table:table-cell table:style-name="ce10" office:value-type="string" calcext:value-type="string" table:number-columns-spanned="1" table:number-rows-spanned="11">
            <text:p>peer_0_ping_signed_by_boomlet_0_padded</text:p>
          </table:table-cell>
          <table:table-cell table:style-name="ce10" office:value-type="string" calcext:value-type="string" table:number-columns-spanned="1" table:number-rows-spanned="11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BoomletNisoMessage5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isoWtMessage3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/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Boomlet[Regenera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BoomletNisoMessage7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Niso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isoWtMessage4[Encrypted]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5">
            <text:p>reached_pings_collection</text:p>
          </table:table-cell>
          <table:table-cell table:style-name="ce14" table:number-columns-spanned="1" table:number-rows-spanned="5"/>
          <table:table-cell table:style-name="ce10" office:value-type="string" calcext:value-type="string" table:number-columns-spanned="1" table:number-rows-spanned="5">
            <text:p>peer_0_ping_signed_by_boomlet_0</text:p>
          </table:table-cell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WtNisoMessage4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isoBoomletMessage8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Collection&lt;peer_j_ping_signed_by_boomlet_j&gt;</text:p>
          </table:table-cell>
          <table:table-cell table:style-name="ce15" table:number-columns-spanned="1" table:number-rows-spanned="3"/>
          <table:table-cell table:style-name="ce10" office:value-type="string" calcext:value-type="string" table:number-columns-spanned="1" table:number-rows-spanned="3">
            <text:p>peer_0_ping_signed_by_boomlet_0</text:p>
          </table:table-cell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WT</text:p>
          </table:table-cell>
          <table:table-cell table:style-name="ce10" office:value-type="string" calcext:value-type="string">
            <text:p>pong_i</text:p>
          </table:table-cell>
          <table:table-cell table:number-columns-repeated="16378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9"/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pong_i:{ "pong", tx_id, most_work_bitcoin_block_height, Collection&lt;peer_j_ping_signed_by_boomlet_j&gt; }</text:p>
          </table:table-cell>
          <table:table-cell table:style-name="ce15" table:number-columns-spanned="1" table:number-rows-spanned="3"/>
          <table:table-cell table:style-name="ce10" office:value-type="string" calcext:value-type="string">
            <text:p>tx_id</text:p>
          </table:table-cell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WT</text:p>
          </table:table-cell>
          <table:table-cell table:style-name="ce10" office:value-type="string" calcext:value-type="string">
            <text:p>pong_i_signed_by_wt</text:p>
          </table:table-cell>
          <table:table-cell table:number-columns-repeated="16378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most_work_bitcoin_block_height</text:p>
          </table:table-cell>
          <table:covered-table-cell table:style-name="ce10"/>
          <table:table-cell table:style-name="ce10"/>
          <table:table-cell table:number-columns-repeated="16379"/>
        </table:table-row>
        <table:table-row table:style-name="ro1">
          <table:covered-table-cell table:style-name="ce10"/>
          <table:covered-table-cell table:style-name="ce14"/>
          <table:table-cell table:style-name="ce10" office:value-type="string" calcext:value-type="string">
            <text:p>peer_0_ping_signed_by_boomlet_0</text:p>
          </table:table-cell>
          <table:covered-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5">
            <text:p>pong_i_signed_by_wt</text:p>
          </table:table-cell>
          <table:table-cell table:style-name="ce15" table:number-columns-spanned="1" table:number-rows-spanned="5"/>
          <table:table-cell table:style-name="ce10" office:value-type="string" calcext:value-type="string" table:number-columns-spanned="1" table:number-rows-spanned="5">
            <text:p>pong_i</text:p>
          </table:table-cell>
          <table:table-cell table:style-name="ce10" office:value-type="string" calcext:value-type="string" table:number-columns-spanned="1" table:number-rows-spanned="5">
            <text:p>None</text:p>
          </table:table-cell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WtNisoMessage3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isoBoomletMessage6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hydrated_psbt</text:p>
          </table:table-cell>
          <table:table-cell table:style-name="ce15" table:number-columns-spanned="1" table:number-rows-spanned="3"/>
          <table:table-cell table:style-name="ce10" office:value-type="string" calcext:value-type="string" table:number-columns-spanned="1" table:number-rows-spanned="3">
            <text:p>psbt</text:p>
          </table:table-cell>
          <table:table-cell table:style-name="ce10" office:value-type="string" calcext:value-type="string" table:number-columns-spanned="1" table:number-rows-spanned="3">
            <text:p>psbt</text:p>
          </table:table-cell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isoBoomletMessage8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pubnonce_boom</text:p>
          </table:table-cell>
          <table:table-cell table:style-name="ce10" table:number-columns-spanned="1" table:number-rows-spanned="3"/>
          <table:table-cell table:style-name="ce10"/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BoomletIsoMessage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pubnonce_normal</text:p>
          </table:table-cell>
          <table:table-cell table:style-name="ce10" table:number-columns-spanned="1" table:number-rows-spanned="3"/>
          <table:table-cell table:style-name="ce10"/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IsoBoomletMessage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partialsig_normal</text:p>
          </table:table-cell>
          <table:table-cell table:style-name="ce10" table:number-columns-spanned="1" table:number-rows-spanned="3"/>
          <table:table-cell table:style-name="ce10"/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IsoBoomletMessage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3">
            <text:p>partialsig_boom</text:p>
          </table:table-cell>
          <table:table-cell table:style-name="ce10" table:number-columns-spanned="1" table:number-rows-spanned="3"/>
          <table:table-cell table:style-name="ce10"/>
          <table:table-cell table:style-name="ce10" office:value-type="string" calcext:value-type="string" table:number-columns-spanned="1" table:number-rows-spanned="3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WithdrawalBoomletIsoMessage2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/>
          <table:covered-table-cell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6">
            <text:p>psbt_signed_0</text:p>
          </table:table-cell>
          <table:table-cell table:style-name="ce15" table:number-columns-spanned="1" table:number-rows-spanned="6"/>
          <table:table-cell table:style-name="ce10" office:value-type="string" calcext:value-type="string" table:number-columns-spanned="1" table:number-rows-spanned="6">
            <text:p>psbt</text:p>
          </table:table-cell>
          <table:table-cell table:style-name="ce10" office:value-type="string" calcext:value-type="string" table:number-columns-spanned="1" table:number-rows-spanned="6">
            <text:p>None</text:p>
          </table:table-cell>
          <table:table-cell table:style-name="ce10" office:value-type="string" calcext:value-type="string">
            <text:p>Boomlet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Is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BoomletNisoMessage9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Niso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ithdrawalNisoWtMessage5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 table:number-columns-spanned="1" table:number-rows-spanned="2">
            <text:p>psbt_signed_i</text:p>
          </table:table-cell>
          <table:table-cell table:style-name="ce15" table:number-columns-spanned="1" table:number-rows-spanned="2"/>
          <table:table-cell table:style-name="ce10" office:value-type="string" calcext:value-type="string" table:number-columns-spanned="1" table:number-rows-spanned="2">
            <text:p>psbt</text:p>
          </table:table-cell>
          <table:table-cell table:style-name="ce10" office:value-type="string" calcext:value-type="string" table:number-columns-spanned="1" table:number-rows-spanned="2">
            <text:p>None</text:p>
          </table:table-cell>
          <table:table-cell table:style-name="ce10" office:value-type="string" calcext:value-type="string">
            <text:p>WithdrawalNisoWtMessage5</text:p>
          </table:table-cell>
          <table:table-cell table:number-columns-repeated="16379"/>
        </table:table-row>
        <table:table-row table:style-name="ro1">
          <table:covered-table-cell/>
          <table:covered-table-cell table:style-name="ce14"/>
          <table:covered-table-cell table:number-columns-repeated="2"/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psbt_signed</text:p>
          </table:table-cell>
          <table:table-cell table:style-name="ce14"/>
          <table:table-cell table:style-name="ce10" office:value-type="string" calcext:value-type="string">
            <text:p>psbt</text:p>
          </table:table-cell>
          <table:table-cell table:style-name="ce10" office:value-type="string" calcext:value-type="string">
            <text:p>psbt_signed_i</text:p>
          </table:table-cell>
          <table:table-cell table:style-name="ce10" office:value-type="string" calcext:value-type="string">
            <text:p>Wt</text:p>
          </table:table-cell>
          <table:table-cell table:number-columns-repeated="16379"/>
        </table:table-row>
        <table:table-row table:style-name="ro1" table:number-rows-repeated="3">
          <table:table-cell table:number-columns-repeated="4"/>
          <table:table-cell table:style-name="ce19"/>
          <table:table-cell table:number-columns-repeated="16379"/>
        </table:table-row>
        <table:table-row table:style-name="ro1" table:number-rows-repeated="10478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office:forms form:automatic-focus="false" form:apply-design-mode="false"/>
        <table:table-column table:style-name="co2" table:default-cell-style-name="ce6"/>
        <table:table-column table:style-name="co9" table:default-cell-style-name="ce6"/>
        <table:table-column table:style-name="co2" table:number-columns-repeated="16382" table:default-cell-style-name="ce6"/>
        <table:table-row table:style-name="ro1"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Data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 table:number-columns-spanned="1" table:number-rows-spanned="33">
            <text:p>User</text:p>
          </table:table-cell>
          <table:table-cell table:style-name="ce5" office:value-type="string" calcext:value-type="string">
            <text:p>milestone_block_collection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ids_collection&lt;wt_id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ids_collection&lt;sar_id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etwork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entropy_byte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assphras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tatic_doxing_data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passwor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rpc_client_url, rpc_client_auth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service_fee_payment_info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ervice_fee_invoice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ayment_deadline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i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service_fee_payment_receipt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check_spac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signal_index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consent_se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mnemonic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id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_pubkey_0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ormal_pubkey_0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or_address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addresses_collection: Collection&lt;peer_i_id, peer_i_tor_address_signed_by_boomlet_i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see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service_fee_payment_info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ervice_fee_invoice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ayment_deadline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i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service_fee_payment_receipt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 table:number-columns-spanned="1" table:number-rows-spanned="12">
            <text:p>Phone</text:p>
          </table:table-cell>
          <table:table-cell table:style-name="ce5" office:value-type="string" calcext:value-type="string">
            <text:p>dynamic_doxing_data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tatic_doxing_data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passwor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ids_collection&lt;sar_id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data_identifie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service_fee_payment_info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ervice_fee_invoice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ayment_deadline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i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service_fee_payment_receipts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 table:number-columns-spanned="1" table:number-rows-spanned="37">
            <text:p>SAR</text:p>
          </table:table-cell>
          <table:table-cell table:style-name="ce5" office:value-type="string" calcext:value-type="string">
            <text:p>sar_priv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id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tor_address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data_identifie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service_fee_payment_info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ervice_fee_invoice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ayment_deadline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i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service_fee_payment_receipt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tatic_doxing_data[Encrypted]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ynamic_doxing_data[Encrypted]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setup_response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data_identifier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fingerprint_of_static_doxing_data_encrypted_by_doxing_key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iv_of_static_doxing_data_encrypted_by_doxing_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...Withdrawal...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placeholde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placeholder_plaintex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key [Duress]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tatic_doxing_data [Duress]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ynamic_doxing_data [Duress]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placeholder_signed_by_sar</text:p>
          </table:table-cell>
          <table:table-cell table:number-columns-repeated="16382"/>
        </table:table-row>
        <table:table-row table:style-name="ro1">
          <table:covered-table-cell/>
          <table:table-cell table:style-name="ce5"/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... Non-init diagram...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1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placeholde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placeholder_plaintex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key [Duress]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tatic_doxing_data [Duress]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ynamic_doxing_data [Duress]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placeholder_signed_by_sar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 table:number-columns-spanned="1" table:number-rows-spanned="46">
            <text:p>Iso</text:p>
          </table:table-cell>
          <table:table-cell table:style-name="ce5" office:value-type="string" calcext:value-type="string">
            <text:p>network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entropy_byte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assphras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passwor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ids_collection&lt;sar_id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mnemonic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ormal_privkey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ormal_pubkey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/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wo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milestone_block_collection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tatic_doxing_data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passwor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ackup_request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"boomlet_backup_request"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wo_Identity_pubkey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ormal_pubkey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ackup_request_signed_by_normal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setup_response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data_identifier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fingerprint_of_static_doxing_data_encrypted_by_doxing_key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iv_of_static_doxing_data_encrypted_by_doxing_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descripto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data_identifie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ackup_done_signed_by_boomletwo</text:p>
          </table:table-cell>
          <table:table-cell table:number-columns-repeated="16382"/>
        </table:table-row>
        <table:table-row table:style-name="ro1">
          <table:covered-table-cell/>
          <table:table-cell table:style-name="ce5"/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...Withdrawal...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etwork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mnemonic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assphras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sb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descripto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boom_musig2_pubkey_shar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ubnonce_boom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ubnonce_normal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artialsig_normal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artialsig_boom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sbt_signed_0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 table:number-columns-spanned="1" table:number-rows-spanned="115">
            <text:p>Boomlet</text:p>
          </table:table-cell>
          <table:table-cell table:style-name="ce5" office:value-type="string" calcext:value-type="string">
            <text:p>normal_pubkey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ids_collection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etwork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boom_musig2_privkey_shar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boom_musig2_pubkey_shar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identity_priv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or_secret_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_pubkey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id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_pubkey_0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ormal_pubkey_0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check_spac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signal_index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consent_se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or_address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addresses_collection: Collection&lt;peer_i_id, peer_i_tor_address_signed_by_boomlet_i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ids_collection&lt;wt_id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milestone_block_collection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ids_collection&lt;peer_i_id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see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seed_signed_by_s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descripto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signed_by_all_peer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myster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counte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orted_all_peers_boomlet_identity_pubkeys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fingerprint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fingerprint_suffixed_by_wt_signed_by_w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wt_fingerprint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wt_fingerprint_signed_by_all_peer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setup_response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data_identifier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fingerprint_of_static_doxing_data_encrypted_by_doxing_key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iv_of_static_doxing_data_encrypted_by_doxing_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sa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sar_fingerprin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sar_fingerprint_signed_by_all_peer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ackup_request_signed_by_normal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ackup_done_signed_by_boomletwo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backup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backup_fingerprin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backup_fingerprint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backup_fingerprint_signed_by_all_peers</text:p>
          </table:table-cell>
          <table:table-cell table:number-columns-repeated="16382"/>
        </table:table-row>
        <table:table-row table:style-name="ro1">
          <table:covered-table-cell/>
          <table:table-cell table:style-name="ce5"/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... Withdrawal ...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sb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tx_i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iso_0_event_block_heigh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tx_id_with_nonce: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content: tx_id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once:rand() [u8; 32]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tx_id_with_nonce_signed_by_s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x_approval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x_approval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Collection&lt;peer_i_tx_approval_signed_by_boomlet_i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tx_approval_signed_by_w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check_spac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signal_index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placeholder_plaintex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placeholde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x_commi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x_commit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x_commit_signed_by_boomlet_0_padde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x_commit_signed_by_boomlet_0_padded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placeholder_signed_by_sa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Collection&lt;peer_i_tx_commit_signed_by_boomlet_i_signed_by_wt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reached_boomlets_collection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ing_seq_num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last_seen_block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reached_mystery_flag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ping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ping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ping_signed_by_boomlet_0_padde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ping_signed_by_boomlet_0_padded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ong_i_signed_by_w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reached_pings_collection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hydrated_psb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ubnonce_boom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ubnonce_normal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artialsig_boom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artialsig_normal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sbt_signed_0</text:p>
          </table:table-cell>
          <table:table-cell table:number-columns-repeated="16382"/>
        </table:table-row>
        <table:table-row table:style-name="ro1">
          <table:covered-table-cell/>
          <table:table-cell table:style-name="ce5"/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...Non-Initiator_withdrawal...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x_approval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tx_approval_signed_by_w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iso_1_event_block_heigh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sb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tx_i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tx_id_with_nonce: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content: tx_id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once:rand() [u8; 32]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tx_id_with_nonce_signed_by_s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check_spac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signal_index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placeholder_plaintex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placeholde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approvals: [peer_i_tx_approval_signed_by_peer_i , wt_tx_approval]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approvals_signed_by_boomlet_1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x_commit_signed_by_boomlet_0_padde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1_tx_commi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1_tx_commit_signed_by_boomlet_1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1_tx_commit_signed_by_boomlet_1_padde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1_tx_commit_signed_by_boomlet_1_padded_signed_by_boomlet_1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placeholder_signed_by_sar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 table:number-columns-spanned="1" table:number-rows-spanned="54">
            <text:p>Niso</text:p>
          </table:table-cell>
          <table:table-cell table:style-name="ce5" office:value-type="string" calcext:value-type="string">
            <text:p>network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rpc_client_url, rpc_client_auth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id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_pubkey_0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ormal_pubkey_0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or_secret_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or_addres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or_address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addresses_collection: Collection&lt;peer_i_id, peer_i_tor_address_signed_by_boomlet_i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ids_collection&lt;wt_id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milestone_block_collection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signed_by_all_peer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orted_all_peers_boomlet_identity_pubkeys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fingerprint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service_fee_payment_info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ervice_fee_invoice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ayment_deadline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i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service_fee_payment_receip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fingerprint_suffixed_by_wt_signed_by_w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wt_fingerprint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wt_fingerprint_signed_by_all_peer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sar_fingerprint_signed_by_all_peers</text:p>
          </table:table-cell>
          <table:table-cell table:number-columns-repeated="16382"/>
        </table:table-row>
        <table:table-row table:style-name="ro1">
          <table:covered-table-cell/>
          <table:table-cell table:style-name="ce5"/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backup_fingerprint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backup_fingerprint_signed_by_all_peers</text:p>
          </table:table-cell>
          <table:table-cell table:number-columns-repeated="16382"/>
        </table:table-row>
        <table:table-row table:style-name="ro1">
          <table:covered-table-cell/>
          <table:table-cell table:style-name="ce5"/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.. Withdrawal...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most_work_event_block_heigh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sb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tx_i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iso_0_event_block_heigh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Collection&lt;peer_i_tx_approval_signed_by_boomlet_i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tx_approval_signed_by_w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Collection&lt;peer_i_tx_commit_signed_by_boomlet_i_signed_by_wt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reached_pings_collection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hydrated_psb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sbt_signed_0</text:p>
          </table:table-cell>
          <table:table-cell table:number-columns-repeated="16382"/>
        </table:table-row>
        <table:table-row table:style-name="ro1">
          <table:covered-table-cell/>
          <table:table-cell table:style-name="ce5"/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...Non-Initiator_withdrawal...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most_work_event_block_heigh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x_approval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tx_approval_signed_by_w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iso_1_event_block_heigh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sb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tx_i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Collection&lt;peer_i_tx_approval_signed_by_boomlet_i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approvals_signed_by_boomlet_1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x_commit_signed_by_boomlet_0_padde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Collection&lt;peer_i_tx_commit_signed_by_boomlet_i_signed_by_wt&gt;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 table:number-columns-spanned="1" table:number-rows-spanned="41">
            <text:p>WT</text:p>
          </table:table-cell>
          <table:table-cell table:style-name="ce5" office:value-type="string" calcext:value-type="string">
            <text:p>boomle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orted_all_peers_boomlet_identity_pubkeys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or_address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fingerprint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service_fee_payment_info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ervice_fee_invoice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ayment_deadline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i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service_fee_payment_receip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fingerprint_suffixed_by_wt_signed_by_w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ids_collection&lt;sar_id&gt;</text:p>
          </table:table-cell>
          <table:table-cell table:number-columns-repeated="16382"/>
        </table:table-row>
        <table:table-row table:style-name="ro1">
          <table:covered-table-cell/>
          <table:table-cell table:style-name="ce5"/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... Withdrawal...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most_work_event_block_heigh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x_approval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tx_i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tx_approval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tx_approval_signed_by_w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x_commit_signed_by_boomlet_0_padde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placeholde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x_commit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x_commit_signed_by_boomlet_0_signed_by_w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Collection&lt;peer_i_tx_commit_signed_by_boomlet_i_signed_by_wt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ping_signed_by_boomlet_0_padded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ping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Collection&lt;peer_j_ping_signed_by_boomlet_j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ong_i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ong_i_signed_by_w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reached_pings_collection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sbt_signed_i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sbt_signed</text:p>
          </table:table-cell>
          <table:table-cell table:number-columns-repeated="16382"/>
        </table:table-row>
        <table:table-row table:style-name="ro1">
          <table:covered-table-cell/>
          <table:table-cell table:style-name="ce5"/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...Non-Initiator_withdrawal...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Collection&lt;peer_i_tx_approval_signed_by_boomlet_i&gt; [1 &lt;= i &lt;= 4]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approvals_signed_by_boomlet_i [1 &lt;= i &lt;= 4]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1_tx_commit_signed_by_boomlet_1_padded_signed_by_boomlet_1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placeholde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1_tx_commit_signed_by_boomlet_1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1_tx_commit_signed_by_boomlet_1_signed_by_w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Collection&lt;peer_i_tx_commit_signed_by_boomlet_i_signed_by_wt&gt;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 table:number-columns-spanned="1" table:number-rows-spanned="15">
            <text:p>Peer</text:p>
          </table:table-cell>
          <table:table-cell table:style-name="ce5" office:value-type="string" calcext:value-type="string">
            <text:p>milestone_block_collection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ids_collection&lt;wt_id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etwork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id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_pubkey_0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ormal_pubkey_0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or_address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addresses_collection: Collection&lt;peer_i_id, peer_i_tor_address_signed_by_boomlet_i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wt_fingerprint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wt_fingerprint_signed_by_all_peer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sar_fingerprint_signed_by_all_peer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backup_fingerprint_signed_by_all_peers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 table:number-columns-spanned="1" table:number-rows-spanned="33">
            <text:p>ST</text:p>
          </table:table-cell>
          <table:table-cell table:style-name="ce5" office:value-type="string" calcext:value-type="string">
            <text:p>st_0_identity_priv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check_spac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signal_index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id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_pubkey_0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ormal_pubkey_0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or_address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see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seed_signed_by_st</text:p>
          </table:table-cell>
          <table:table-cell table:number-columns-repeated="16382"/>
        </table:table-row>
        <table:table-row table:style-name="ro1">
          <table:covered-table-cell/>
          <table:table-cell table:style-name="ce5"/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...Withdrawal...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tx_id_with_nonce: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content: tx_id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once:rand() [u8; 32]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tx_i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tx_id_with_nonce_signed_by_s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check_spac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signal_index</text:p>
          </table:table-cell>
          <table:table-cell table:number-columns-repeated="16382"/>
        </table:table-row>
        <table:table-row table:style-name="ro1">
          <table:covered-table-cell/>
          <table:table-cell table:style-name="ce5"/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...Non-init Withdrawal...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tx_id_with_nonce: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content: tx_id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once:rand() [u8; 32]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tx_i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tx_id_with_nonce_signed_by_s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check_spac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signal_index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 table:number-columns-spanned="1" table:number-rows-spanned="53">
            <text:p>Boomletwo</text:p>
          </table:table-cell>
          <table:table-cell table:style-name="ce5" office:value-type="string" calcext:value-type="string">
            <text:p>boomletwo_Identity_priv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wo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backup</text:p>
          </table:table-cell>
          <table:table-cell table:number-columns-repeated="16382"/>
        </table:table-row>
        <table:table-row table:style-name="ro1">
          <table:covered-table-cell/>
          <table:table-cell table:style-name="ce5"/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ormal_pubkey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ids_collection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etwork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boom_musig2_privkey_shar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boom_musig2_pubkey_shar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identity_priv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or_secret_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_pubkey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id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_pubkey_0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normal_pubkey_0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le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t_0_identity_pub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check_spac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signal_index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uress_consent_se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0_tor_address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addresses_collection: Collection&lt;peer_i_id, peer_i_tor_address_signed_by_boomlet_i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wt_ids_collection&lt;wt_id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milestone_block_collection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peer_ids_collection&lt;peer_i_id&gt;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seed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seed_signed_by_s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descripto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signed_by_all_peer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counte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orted_all_peers_boomlet_identity_pubkeys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fingerprint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oomerang_params_fingerprint_suffixed_by_wt_signed_by_w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wt_fingerprint_signed_by_boomlet_0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wt_fingerprint_signed_by_all_peers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ar_setup_response: {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doxing_data_identifier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fingerprint_of_static_doxing_data_encrypted_by_doxing_key,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iv_of_static_doxing_data_encrypted_by_doxing_ke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}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sar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sar_fingerprint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shared_state_active_sar_fingerprint_signed_by_all_peers</text:p>
          </table:table-cell>
          <table:table-cell table:number-columns-repeated="16382"/>
        </table:table-row>
        <table:table-row table:style-name="ro1">
          <table:covered-table-cell/>
          <table:table-cell table:style-name="ce5"/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mystery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ackup_done</text:p>
          </table:table-cell>
          <table:table-cell table:number-columns-repeated="16382"/>
        </table:table-row>
        <table:table-row table:style-name="ro1">
          <table:covered-table-cell/>
          <table:table-cell table:style-name="ce5" office:value-type="string" calcext:value-type="string">
            <text:p>backup_done_signed_by_boomletwo</text:p>
          </table:table-cell>
          <table:table-cell table:number-columns-repeated="16382"/>
        </table:table-row>
        <table:table-row table:style-name="ro1" table:number-rows-repeated="10481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4" table:style-name="ta1">
        <office:forms form:automatic-focus="false" form:apply-design-mode="false"/>
        <table:table-column table:style-name="co2" table:number-columns-repeated="16384" table:default-cell-style-name="ce6"/>
        <table:table-row table:style-name="ro2"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Authority</text:p>
          </table:table-cell>
          <table:table-cell table:style-name="ce4" office:value-type="string" calcext:value-type="string">
            <text:p>Receiver</text:p>
          </table:table-cell>
          <table:table-cell table:style-name="ce4" office:value-type="string" calcext:value-type="string">
            <text:p>Authentication via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>
            <text:p>psbt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Boomlet</text:p>
          </table:table-cell>
          <table:table-cell table:style-name="ce5" office:value-type="string" calcext:value-type="string">
            <text:p>ST_check(psbt)</text:p>
          </table:table-cell>
          <table:table-cell table:number-columns-repeated="16380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223f59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18:45:31.498821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ntl</meta:initial-creator>
    <meta:creation-date>2015-06-05T18:17:20Z</meta:creation-date>
    <dc:date>2026-01-17T18:46:42.976493150</dc:date>
    <meta:editing-duration>PT1H3M7S</meta:editing-duration>
    <meta:editing-cycles>18</meta:editing-cycles>
    <meta:document-statistic meta:table-count="4" meta:cell-count="1602" meta:object-count="0"/>
  </office:meta>
</office:document-meta>
</file>